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NexusSerif" svg:font-family="NexusSerif, Georgia, 'Times New Roman', Times, STIXGeneral, 'Cambria Math', 'Lucida Sans Unicode', 'Microsoft Sans Serif', 'Segoe UI Symbol', 'Arial Unicode MS', serif"/>
    <style:font-face style:name="Arial" svg:font-family="Arial" style:font-family-generic="swis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Century Schoolbook" svg:font-family="'Century Schoolbook'"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36e08"/>
    </style:style>
    <style:style style:name="P2"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c9817"/>
    </style:style>
    <style:style style:name="P3"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9efe1"/>
    </style:style>
    <style:style style:name="P4" style:family="paragraph" style:parent-style-name="Standard">
      <style:paragraph-properties fo:margin-left="0in" fo:margin-right="0in" fo:line-height="150%" fo:text-align="justify" style:justify-single-word="false" fo:orphans="2" fo:widows="2" fo:text-indent="0in" style:auto-text-indent="false"/>
      <style:text-properties officeooo:paragraph-rsid="00173832"/>
    </style:style>
    <style:style style:name="P5" style:family="paragraph" style:parent-style-name="Standard">
      <style:paragraph-properties fo:margin-left="0in" fo:margin-right="0in" fo:line-height="150%" fo:text-align="justify" style:justify-single-word="false" fo:orphans="2" fo:widows="2" fo:text-indent="0in" style:auto-text-indent="false"/>
      <style:text-properties officeooo:paragraph-rsid="001c9817"/>
    </style:style>
    <style:style style:name="P6" style:family="paragraph" style:parent-style-name="Standard">
      <style:paragraph-properties fo:margin-left="0in" fo:margin-right="0in" fo:line-height="150%" fo:text-align="justify" style:justify-single-word="false" fo:orphans="2" fo:widows="2" fo:text-indent="0in" style:auto-text-indent="false"/>
      <style:text-properties officeooo:paragraph-rsid="00261e0f"/>
    </style:style>
    <style:style style:name="P7"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ce181e" style:font-name="Liberation Serif" fo:font-size="12pt" fo:letter-spacing="normal" fo:font-style="normal" fo:font-weight="normal" officeooo:rsid="00261e0f" officeooo:paragraph-rsid="00261e0f"/>
    </style:style>
    <style:style style:name="P8"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ce181e" style:font-name="Liberation Serif" fo:font-size="12pt" fo:letter-spacing="normal" fo:font-style="normal" fo:font-weight="normal" officeooo:rsid="00261e0f" officeooo:paragraph-rsid="0026b81f"/>
    </style:style>
    <style:style style:name="P9"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ce181e" style:font-name="Liberation Serif" fo:font-size="12pt" fo:letter-spacing="normal" fo:font-style="normal" fo:font-weight="normal" officeooo:rsid="00261e0f" officeooo:paragraph-rsid="00305a59"/>
    </style:style>
    <style:style style:name="P10"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ce181e" style:font-name="Liberation Serif" fo:font-size="12pt" fo:letter-spacing="normal" fo:font-style="normal" fo:font-weight="normal" officeooo:rsid="00173832" officeooo:paragraph-rsid="00173832"/>
    </style:style>
    <style:style style:name="P11"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ce181e" style:font-name="Liberation Serif" fo:font-size="12pt" fo:letter-spacing="normal" fo:font-style="normal" fo:font-weight="normal" officeooo:rsid="00136e08" officeooo:paragraph-rsid="0019efe1"/>
    </style:style>
    <style:style style:name="P12"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73832"/>
    </style:style>
    <style:style style:name="P13"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261e0f"/>
    </style:style>
    <style:style style:name="P14"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261e0f"/>
    </style:style>
    <style:style style:name="P15"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1c9817"/>
    </style:style>
    <style:style style:name="P16"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61e0f" officeooo:paragraph-rsid="00261e0f"/>
    </style:style>
    <style:style style:name="P17"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61e0f" officeooo:paragraph-rsid="00136e08"/>
    </style:style>
    <style:style style:name="P18"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61e0f" officeooo:paragraph-rsid="00305a59"/>
    </style:style>
    <style:style style:name="P19"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paragraph-rsid="00136e08"/>
    </style:style>
    <style:style style:name="P20"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82955" officeooo:paragraph-rsid="00282955"/>
    </style:style>
    <style:style style:name="P21"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db506" officeooo:paragraph-rsid="001db506" style:font-style-asian="normal" style:font-style-complex="normal"/>
    </style:style>
    <style:style style:name="P22"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9101d" officeooo:paragraph-rsid="0029101d" style:font-style-asian="normal" style:font-style-complex="normal"/>
    </style:style>
    <style:style style:name="P23"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2a4e5f" fo:background-color="transparent"/>
    </style:style>
    <style:style style:name="P24"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314888" fo:background-color="transparent"/>
    </style:style>
    <style:style style:name="P25" style:family="paragraph" style:parent-style-name="Standard">
      <style:paragraph-properties fo:margin-left="0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2a4e5f" fo:background-color="transparent"/>
    </style:style>
    <style:style style:name="P26" style:family="paragraph" style:parent-style-name="Standard">
      <style:paragraph-properties fo:margin-left="0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314888" fo:background-color="transparent"/>
    </style:style>
    <style:style style:name="P27"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82955" officeooo:paragraph-rsid="002a4e5f" fo:background-color="transparent"/>
    </style:style>
    <style:style style:name="P28"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82955" officeooo:paragraph-rsid="00314888" fo:background-color="transparent"/>
    </style:style>
    <style:style style:name="P29"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0fb86d" officeooo:paragraph-rsid="000fb86d" fo:background-color="transparent"/>
    </style:style>
    <style:style style:name="P30"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0fb86d" officeooo:paragraph-rsid="002a4e5f" fo:background-color="transparent"/>
    </style:style>
    <style:style style:name="P31"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0fb86d" officeooo:paragraph-rsid="00314888" fo:background-color="transparent"/>
    </style:style>
    <style:style style:name="P32"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fe3a6" officeooo:paragraph-rsid="002fe3a6"/>
    </style:style>
    <style:style style:name="P33" style:family="paragraph" style:parent-style-name="Standard">
      <style:paragraph-properties fo:margin-left="0in" fo:margin-right="0in" fo:line-height="150%" fo:text-align="justify" style:justify-single-word="false" fo:orphans="2" fo:widows="2" fo:text-indent="0in" style:auto-text-indent="false"/>
      <style:text-properties officeooo:paragraph-rsid="0026b81f"/>
    </style:style>
    <style:style style:name="P34" style:family="paragraph" style:parent-style-name="Standard">
      <style:paragraph-properties fo:margin-left="0in" fo:margin-right="0in" fo:line-height="150%" fo:text-align="justify" style:justify-single-word="false" fo:orphans="2" fo:widows="2" fo:text-indent="0in" style:auto-text-indent="false"/>
      <style:text-properties officeooo:paragraph-rsid="00261e0f"/>
    </style:style>
    <style:style style:name="P35" style:family="paragraph" style:parent-style-name="Standard">
      <style:paragraph-properties fo:margin-left="0in" fo:margin-right="0in" fo:line-height="150%" fo:text-align="justify" style:justify-single-word="false" fo:orphans="2" fo:widows="2" fo:text-indent="0in" style:auto-text-indent="false"/>
      <style:text-properties officeooo:paragraph-rsid="002a4e5f"/>
    </style:style>
    <style:style style:name="P36" style:family="paragraph" style:parent-style-name="Standard">
      <style:paragraph-properties fo:margin-left="0in" fo:margin-right="0in" fo:line-height="150%" fo:text-align="justify" style:justify-single-word="false" fo:orphans="2" fo:widows="2" fo:text-indent="0in" style:auto-text-indent="false"/>
      <style:text-properties officeooo:paragraph-rsid="002a8c9c"/>
    </style:style>
    <style:style style:name="P37" style:family="paragraph" style:parent-style-name="Standard">
      <style:paragraph-properties fo:margin-left="0in" fo:margin-right="0in" fo:line-height="150%" fo:text-align="justify" style:justify-single-word="false" fo:orphans="2" fo:widows="2" fo:text-indent="0in" style:auto-text-indent="false"/>
      <style:text-properties officeooo:paragraph-rsid="00173832"/>
    </style:style>
    <style:style style:name="P38" style:family="paragraph" style:parent-style-name="Standard">
      <style:paragraph-properties fo:margin-left="0in" fo:margin-right="0in" fo:line-height="150%" fo:text-align="justify" style:justify-single-word="false" fo:orphans="2" fo:widows="2" fo:text-indent="0in" style:auto-text-indent="false"/>
      <style:text-properties officeooo:paragraph-rsid="00314888"/>
    </style:style>
    <style:style style:name="P39" style:family="paragraph" style:parent-style-name="Standard">
      <style:paragraph-properties fo:margin-left="0in" fo:margin-right="0in" fo:line-height="150%" fo:text-align="justify" style:justify-single-word="false" fo:orphans="2" fo:widows="2" fo:text-indent="0in" style:auto-text-indent="false"/>
      <style:text-properties officeooo:paragraph-rsid="00336691"/>
    </style:style>
    <style:style style:name="P40" style:family="paragraph" style:parent-style-name="Standard">
      <style:paragraph-properties fo:margin-left="0in" fo:margin-right="0in" fo:line-height="150%" fo:text-align="start" style:justify-single-word="false" fo:orphans="2" fo:widows="2" fo:text-indent="0in" style:auto-text-indent="false"/>
      <style:text-properties officeooo:paragraph-rsid="00282955"/>
    </style:style>
    <style:style style:name="P41" style:family="paragraph" style:parent-style-name="Standard">
      <style:paragraph-properties fo:margin-left="0in" fo:margin-right="0in" fo:line-height="150%" fo:text-align="justify" style:justify-single-word="false" fo:orphans="2" fo:widows="2" fo:text-indent="0in" style:auto-text-indent="false"/>
      <style:text-properties fo:color="#2a6099" officeooo:paragraph-rsid="0014da76"/>
    </style:style>
    <style:style style:name="P42" style:family="paragraph" style:parent-style-name="Standard">
      <style:paragraph-properties fo:margin-left="0in" fo:margin-right="0in" fo:line-height="150%" fo:text-align="justify" style:justify-single-word="false" fo:orphans="2" fo:widows="2" fo:text-indent="0in" style:auto-text-indent="false"/>
      <style:text-properties fo:color="#2a6099" officeooo:paragraph-rsid="00173832"/>
    </style:style>
    <style:style style:name="P43" style:family="paragraph" style:parent-style-name="Standard">
      <style:paragraph-properties fo:margin-left="0in" fo:margin-right="0in" fo:line-height="150%" fo:text-align="justify" style:justify-single-word="false" fo:orphans="2" fo:widows="2" fo:text-indent="0in" style:auto-text-indent="false"/>
      <style:text-properties fo:color="#2a6099" officeooo:paragraph-rsid="002ebe92"/>
    </style:style>
    <style:style style:name="P44" style:family="paragraph" style:parent-style-name="Standard">
      <style:paragraph-properties fo:margin-left="0in" fo:margin-right="0in" fo:line-height="150%" fo:text-align="justify" style:justify-single-word="false" fo:orphans="2" fo:widows="2" fo:text-indent="0in" style:auto-text-indent="false"/>
      <style:text-properties fo:color="#2a6099" officeooo:paragraph-rsid="0033166b"/>
    </style:style>
    <style:style style:name="P45" style:family="paragraph" style:parent-style-name="Standard">
      <style:paragraph-properties fo:margin-left="0in" fo:margin-right="0in" fo:line-height="150%" fo:text-align="justify" style:justify-single-word="false" fo:orphans="2" fo:widows="2" fo:text-indent="0in" style:auto-text-indent="false"/>
      <style:text-properties fo:color="#2a6099" officeooo:rsid="000fb86d" officeooo:paragraph-rsid="002ebe92"/>
    </style:style>
    <style:style style:name="P46" style:family="paragraph" style:parent-style-name="Standard">
      <style:paragraph-properties fo:margin-left="0in" fo:margin-right="0in" fo:line-height="150%" fo:text-align="justify" style:justify-single-word="false" fo:orphans="2" fo:widows="2" fo:text-indent="0in" style:auto-text-indent="false"/>
      <style:text-properties fo:color="#2a6099" officeooo:rsid="0033166b" officeooo:paragraph-rsid="0033166b"/>
    </style:style>
    <style:style style:name="P47" style:family="paragraph" style:parent-style-name="Standard">
      <style:paragraph-properties fo:margin-left="0in" fo:margin-right="0in" fo:line-height="115%" fo:text-align="justify" style:justify-single-word="false" fo:orphans="2" fo:widows="2" fo:text-indent="0in" style:auto-text-indent="false"/>
      <style:text-properties fo:color="#2a6099" style:font-name="Liberation Serif" officeooo:paragraph-rsid="00336691"/>
    </style:style>
    <style:style style:name="P48" style:family="paragraph" style:parent-style-name="Standard">
      <style:paragraph-properties fo:margin-left="0in" fo:margin-right="0in" fo:line-height="150%" fo:text-align="justify" style:justify-single-word="false" fo:orphans="2" fo:widows="2" fo:text-indent="0in" style:auto-text-indent="false"/>
      <style:text-properties fo:color="#2a6099" officeooo:rsid="00336691" officeooo:paragraph-rsid="00336691"/>
    </style:style>
    <style:style style:name="P49" style:family="paragraph" style:parent-style-name="Standard">
      <style:paragraph-properties fo:margin-left="0in" fo:margin-right="0in" fo:line-height="150%" fo:text-align="justify" style:justify-single-word="false" fo:orphans="2" fo:widows="2" fo:text-indent="0in" style:auto-text-indent="false"/>
      <style:text-properties officeooo:rsid="0033166b" officeooo:paragraph-rsid="0033166b"/>
    </style:style>
    <style:style style:name="P50" style:family="paragraph" style:parent-style-name="Standard">
      <style:paragraph-properties fo:margin-left="0in" fo:margin-right="0in" fo:line-height="115%" fo:text-align="justify" style:justify-single-word="false" fo:orphans="2" fo:widows="2" fo:text-indent="0in" style:auto-text-indent="false"/>
      <style:text-properties officeooo:paragraph-rsid="002a4e5f"/>
    </style:style>
    <style:style style:name="P51" style:family="paragraph" style:parent-style-name="Standard">
      <style:paragraph-properties fo:margin-left="0.4925in" fo:margin-right="0in" fo:line-height="115%" fo:text-align="justify" style:justify-single-word="false" fo:orphans="2" fo:widows="2" fo:text-indent="0in" style:auto-text-indent="false"/>
      <style:text-properties fo:color="#2a6099" officeooo:paragraph-rsid="0033166b"/>
    </style:style>
    <style:style style:name="P52" style:family="paragraph" style:parent-style-name="Standard">
      <style:paragraph-properties fo:margin-left="0.4925in" fo:margin-right="0in" fo:line-height="115%" fo:text-align="justify" style:justify-single-word="false" fo:orphans="2" fo:widows="2" fo:text-indent="0in" style:auto-text-indent="false"/>
      <style:text-properties fo:color="#2a6099" officeooo:paragraph-rsid="002ebe92"/>
    </style:style>
    <style:style style:name="P53" style:family="paragraph" style:parent-style-name="Standard">
      <style:paragraph-properties fo:margin-left="0.4925in" fo:margin-right="0in" fo:line-height="150%" fo:text-align="justify" style:justify-single-word="false" fo:orphans="2" fo:widows="2" fo:text-indent="0in" style:auto-text-indent="false"/>
      <style:text-properties fo:color="#2a6099" officeooo:rsid="00336691" officeooo:paragraph-rsid="00336691"/>
    </style:style>
    <style:style style:name="P54" style:family="paragraph" style:parent-style-name="Standard">
      <style:paragraph-properties fo:margin-left="0.4925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2a4e5f" fo:background-color="transparent"/>
    </style:style>
    <style:style style:name="P55" style:family="paragraph" style:parent-style-name="Standard">
      <style:paragraph-properties fo:margin-left="0.4925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314888" fo:background-color="transparent"/>
    </style:style>
    <style:style style:name="P56" style:family="paragraph" style:parent-style-name="Standard">
      <style:paragraph-properties fo:margin-left="0.4925in" fo:margin-right="0in" fo:line-height="115%" fo:text-align="justify" style:justify-single-word="false" fo:orphans="2" fo:widows="2" fo:text-indent="0in" style:auto-text-indent="false">
        <style:tab-stops>
          <style:tab-stop style:position="0.7555in"/>
        </style:tab-stops>
      </style:paragraph-properties>
      <style:text-properties fo:font-variant="normal" fo:text-transform="none" fo:color="#2a6099" style:font-name="Liberation Serif" fo:font-size="12pt" fo:letter-spacing="normal" fo:font-style="normal" fo:font-weight="normal" officeooo:rsid="0029101d" officeooo:paragraph-rsid="0029101d" style:font-style-asian="normal" style:font-style-complex="normal"/>
    </style:style>
    <style:style style:name="P57" style:family="paragraph" style:parent-style-name="Standard">
      <style:paragraph-properties fo:margin-left="0.4925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282955"/>
    </style:style>
    <style:style style:name="P58" style:family="paragraph" style:parent-style-name="Standard">
      <style:paragraph-properties fo:margin-left="0.4925in" fo:margin-right="0in" fo:line-height="115%" fo:text-align="justify" style:justify-single-word="false" fo:orphans="2" fo:widows="2" fo:text-indent="0in" style:auto-text-indent="false"/>
      <style:text-properties officeooo:paragraph-rsid="00336691"/>
    </style:style>
    <style:style style:name="P59" style:family="paragraph" style:parent-style-name="Standard">
      <style:paragraph-properties fo:margin-left="0.4925in" fo:margin-right="0in" fo:line-height="115%" fo:text-align="justify" style:justify-single-word="false" fo:orphans="2" fo:widows="2" fo:text-indent="0in" style:auto-text-indent="false"/>
      <style:text-properties officeooo:paragraph-rsid="002ebe92"/>
    </style:style>
    <style:style style:name="P60" style:family="paragraph" style:parent-style-name="Standard">
      <style:paragraph-properties fo:margin-left="0.4925in" fo:margin-right="0in" fo:margin-top="0.0783in" fo:margin-bottom="0in" loext:contextual-spacing="false"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61e0f" officeooo:paragraph-rsid="00305a59"/>
    </style:style>
    <style:style style:name="P61" style:family="paragraph" style:parent-style-name="Standard">
      <style:paragraph-properties fo:margin-left="0.4925in" fo:margin-right="0in" fo:line-height="115%" fo:text-indent="0in" style:auto-text-indent="false"/>
      <style:text-properties fo:color="#2a6099" officeooo:paragraph-rsid="0033166b"/>
    </style:style>
    <style:style style:name="P62" style:family="paragraph" style:parent-style-name="Standard">
      <style:paragraph-properties fo:margin-left="0.4925in" fo:margin-right="0in" fo:line-height="115%" fo:text-indent="0in" style:auto-text-indent="false"/>
      <style:text-properties fo:color="#2a6099" officeooo:paragraph-rsid="00336691"/>
    </style:style>
    <style:style style:name="P63" style:family="paragraph" style:parent-style-name="Standard">
      <style:paragraph-properties fo:margin-left="0.4925in" fo:margin-right="0in" fo:line-height="115%" fo:text-indent="0in" style:auto-text-indent="false"/>
      <style:text-properties fo:color="#2a6099" officeooo:rsid="0033166b" officeooo:paragraph-rsid="00336691"/>
    </style:style>
    <style:style style:name="P6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222222" style:font-name="Liberation Serif" fo:font-size="12pt" fo:letter-spacing="normal" fo:font-style="normal" fo:font-weight="normal"/>
    </style:style>
    <style:style style:name="T2" style:family="text">
      <style:text-properties fo:font-variant="normal" fo:text-transform="none" fo:color="#222222" style:font-name="Liberation Serif" fo:font-size="12pt" fo:letter-spacing="normal" fo:font-style="normal" fo:font-weight="normal" officeooo:rsid="001c9817"/>
    </style:style>
    <style:style style:name="T3" style:family="text">
      <style:text-properties fo:font-variant="normal" fo:text-transform="none" fo:color="#222222" style:font-name="Liberation Serif" fo:font-size="12pt" fo:letter-spacing="normal" fo:font-style="normal" fo:font-weight="normal" officeooo:rsid="00336691" fo:background-color="transparent" loext:char-shading-value="0" style:font-name-asian="Century Schoolbook" style:font-size-asian="12pt" style:font-style-asian="normal" style:font-name-complex="Century Schoolbook" style:font-size-complex="12pt" style:font-style-complex="normal"/>
    </style:style>
    <style:style style:name="T4" style:family="text">
      <style:text-properties fo:font-variant="normal" fo:text-transform="none" fo:color="#222222" style:font-name="Liberation Serif" fo:letter-spacing="normal"/>
    </style:style>
    <style:style style:name="T5" style:family="text">
      <style:text-properties fo:font-variant="normal" fo:text-transform="none" fo:color="#1155cc" style:font-name="Liberation Serif" fo:font-size="12pt" fo:letter-spacing="normal" fo:font-style="normal" fo:font-weight="normal"/>
    </style:style>
    <style:style style:name="T6" style:family="text">
      <style:text-properties fo:font-variant="normal" fo:text-transform="none" fo:color="#ff0000" style:font-name="Liberation Serif" fo:font-size="12pt" fo:letter-spacing="normal" fo:font-style="normal" fo:font-weight="normal" officeooo:rsid="00118a12"/>
    </style:style>
    <style:style style:name="T7" style:family="text">
      <style:text-properties fo:font-variant="normal" fo:text-transform="none" fo:color="#ce181e" style:font-name="Liberation Serif" fo:font-size="12pt" fo:letter-spacing="normal" fo:font-style="normal" fo:font-weight="normal" officeooo:rsid="00261e0f"/>
    </style:style>
    <style:style style:name="T8" style:family="text">
      <style:text-properties fo:font-variant="normal" fo:text-transform="none" fo:color="#2a6099" style:font-name="Liberation Serif" fo:font-size="12pt" fo:letter-spacing="normal" fo:language="en" fo:country="GB" fo:font-style="normal" fo:font-weight="normal" officeooo:rsid="002ebe92" fo:background-color="transparent" loext:char-shading-value="0"/>
    </style:style>
    <style:style style:name="T9" style:family="text">
      <style:text-properties fo:font-variant="normal" fo:text-transform="none" fo:color="#2a6099" style:font-name="Liberation Serif" fo:font-size="12pt" fo:letter-spacing="normal" fo:language="en" fo:country="GB" fo:font-style="italic" fo:font-weight="normal" officeooo:rsid="002ebe92" fo:background-color="transparent" loext:char-shading-value="0" style:font-style-asian="italic" style:font-style-complex="italic"/>
    </style:style>
    <style:style style:name="T10" style:family="text">
      <style:text-properties fo:font-variant="normal" fo:text-transform="none" fo:color="#2a6099" style:font-name="Liberation Serif" fo:font-size="12pt" fo:letter-spacing="normal" fo:font-style="normal" fo:font-weight="normal" officeooo:rsid="001c9817"/>
    </style:style>
    <style:style style:name="T11" style:family="text">
      <style:text-properties fo:font-variant="normal" fo:text-transform="none" fo:color="#2a6099" style:font-name="Liberation Serif" fo:font-size="12pt" fo:letter-spacing="normal" fo:font-style="normal" fo:font-weight="normal" officeooo:rsid="0026b81f"/>
    </style:style>
    <style:style style:name="T12" style:family="text">
      <style:text-properties fo:font-variant="normal" fo:text-transform="none" fo:color="#2a6099" style:font-name="Liberation Serif" fo:font-size="12pt" fo:letter-spacing="normal" fo:font-style="normal" fo:font-weight="normal" officeooo:rsid="0026e4e0"/>
    </style:style>
    <style:style style:name="T13" style:family="text">
      <style:text-properties fo:font-variant="normal" fo:text-transform="none" fo:color="#2a6099" style:font-name="Liberation Serif" fo:font-size="12pt" fo:letter-spacing="normal" fo:font-style="normal" fo:font-weight="normal" officeooo:rsid="00282955"/>
    </style:style>
    <style:style style:name="T14" style:family="text">
      <style:text-properties fo:font-variant="normal" fo:text-transform="none" fo:color="#2a6099" style:font-name="Liberation Serif" fo:font-size="12pt" fo:letter-spacing="normal" fo:font-style="normal" fo:font-weight="normal" officeooo:rsid="00314888"/>
    </style:style>
    <style:style style:name="T15" style:family="text">
      <style:text-properties fo:font-variant="normal" fo:text-transform="none" fo:color="#2a6099" style:font-name="Liberation Serif" fo:font-size="12pt" fo:letter-spacing="normal" fo:font-style="normal" fo:font-weight="normal" officeooo:rsid="00336691"/>
    </style:style>
    <style:style style:name="T16" style:family="text">
      <style:text-properties fo:font-variant="normal" fo:text-transform="none" fo:color="#2a6099" style:font-name="Liberation Serif" fo:font-size="12pt" fo:letter-spacing="normal" fo:font-style="normal" fo:font-weight="normal" officeooo:rsid="002a4e5f" fo:background-color="transparent" loext:char-shading-value="0" style:font-name-asian="Century Schoolbook" style:font-size-asian="12pt" style:font-style-asian="normal" style:font-name-complex="Century Schoolbook" style:font-size-complex="12pt" style:font-style-complex="normal"/>
    </style:style>
    <style:style style:name="T17" style:family="text">
      <style:text-properties fo:font-variant="normal" fo:text-transform="none" fo:color="#2a6099" style:font-name="Liberation Serif" fo:font-size="12pt" fo:letter-spacing="normal" fo:font-style="normal" fo:font-weight="normal" officeooo:rsid="00282955" fo:background-color="transparent" loext:char-shading-value="0" style:font-name-asian="Century Schoolbook" style:font-size-asian="12pt" style:font-style-asian="normal" style:font-name-complex="Century Schoolbook" style:font-size-complex="12pt" style:font-style-complex="normal"/>
    </style:style>
    <style:style style:name="T18"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a8c9c" style:text-blinking="false" style:font-size-asian="12pt" style:font-style-asian="normal" style:font-weight-asian="normal" style:font-size-complex="12pt" style:font-weight-complex="bold"/>
    </style:style>
    <style:style style:name="T19"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14b7f4" style:text-blinking="false" style:font-size-asian="12pt" style:font-style-asian="normal" style:font-weight-asian="normal" style:font-size-complex="12pt" style:font-weight-complex="bold"/>
    </style:style>
    <style:style style:name="T20"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c661a" style:text-blinking="false" style:font-size-asian="12pt" style:font-style-asian="normal" style:font-weight-asian="normal" style:font-size-complex="12pt" style:font-weight-complex="bold"/>
    </style:style>
    <style:style style:name="T21"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1e6716" style:text-blinking="false" style:font-size-asian="12pt" style:font-style-asian="normal" style:font-weight-asian="normal" style:font-size-complex="12pt" style:font-weight-complex="bold"/>
    </style:style>
    <style:style style:name="T22"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2f400" style:text-blinking="false" style:font-size-asian="12pt" style:font-style-asian="normal" style:font-weight-asian="normal" style:font-size-complex="12pt" style:font-weight-complex="bold"/>
    </style:style>
    <style:style style:name="T23"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012dd" style:text-blinking="false" style:font-size-asian="12pt" style:font-style-asian="normal" style:font-weight-asian="normal" style:font-size-complex="12pt" style:font-weight-complex="bold"/>
    </style:style>
    <style:style style:name="T24"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336691" style:text-blinking="false" style:font-size-asian="12pt" style:font-style-asian="normal" style:font-weight-asian="normal" style:font-size-complex="12pt" style:font-weight-complex="bold"/>
    </style:style>
    <style:style style:name="T25"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1d5382" style:text-blinking="false" style:font-size-asian="12pt" style:font-style-asian="normal" style:font-weight-asian="normal" style:font-size-complex="12pt" style:font-weight-complex="bold"/>
    </style:style>
    <style:style style:name="T26"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1a23fd" style:text-blinking="false" style:font-size-asian="12pt" style:font-style-asian="normal" style:font-weight-asian="normal" style:font-size-complex="12pt" style:font-weight-complex="bold"/>
    </style:style>
    <style:style style:name="T27"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4ccaa" style:text-blinking="false" style:font-size-asian="12pt" style:font-style-asian="normal" style:font-weight-asian="normal" style:font-size-complex="12pt" style:font-weight-complex="bold"/>
    </style:style>
    <style:style style:name="T28"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6be3a" style:text-blinking="false" style:font-size-asian="12pt" style:font-style-asian="normal" style:font-weight-asian="normal" style:font-size-complex="12pt" style:font-weight-complex="bold"/>
    </style:style>
    <style:style style:name="T29"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6e1f9" style:text-blinking="false" style:font-size-asian="12pt" style:font-style-asian="normal" style:font-weight-asian="normal" style:font-size-complex="12pt" style:font-weight-complex="bold"/>
    </style:style>
    <style:style style:name="T30"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5dc6f" style:text-blinking="false" style:font-size-asian="12pt" style:font-style-asian="normal" style:font-weight-asian="normal" style:font-size-complex="12pt" style:font-weight-complex="bold"/>
    </style:style>
    <style:style style:name="T31"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1b67b2" style:text-blinking="false" style:font-size-asian="12pt" style:font-style-asian="normal" style:font-weight-asian="normal" style:font-size-complex="12pt" style:font-weight-complex="bold"/>
    </style:style>
    <style:style style:name="T32"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1d0a3c" style:text-blinking="false" style:font-size-asian="12pt" style:font-style-asian="normal" style:font-weight-asian="normal" style:font-size-complex="12pt" style:font-weight-complex="bold"/>
    </style:style>
    <style:style style:name="T33"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2ebaf" style:text-blinking="false" style:font-size-asian="12pt" style:font-style-asian="normal" style:font-weight-asian="normal" style:font-size-complex="12pt" style:font-weight-complex="bold"/>
    </style:style>
    <style:style style:name="T34"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6e1f9" style:text-blinking="false" style:font-size-asian="12pt" style:font-style-asian="normal" style:font-weight-asian="normal" style:font-size-complex="12pt" style:font-style-complex="normal" style:font-weight-complex="bold"/>
    </style:style>
    <style:style style:name="T35"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a8c9c" style:text-blinking="false" style:font-size-asian="12pt" style:font-style-asian="normal" style:font-weight-asian="normal" style:font-size-complex="12pt" style:font-style-complex="normal" style:font-weight-complex="bold"/>
    </style:style>
    <style:style style:name="T36"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14b7f4" style:text-blinking="false" style:font-size-asian="12pt" style:font-style-asian="normal" style:font-weight-asian="normal" style:font-size-complex="12pt" style:font-style-complex="normal" style:font-weight-complex="bold"/>
    </style:style>
    <style:style style:name="T37"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4ccaa" style:text-blinking="false" style:font-size-asian="12pt" style:font-style-asian="normal" style:font-weight-asian="normal" style:font-size-complex="12pt" style:font-style-complex="normal" style:font-weight-complex="bold"/>
    </style:style>
    <style:style style:name="T38"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1a23fd" style:text-blinking="false" style:font-size-asian="12pt" style:font-style-asian="normal" style:font-weight-asian="normal" style:font-size-complex="12pt" style:font-style-complex="normal" style:font-weight-complex="bold"/>
    </style:style>
    <style:style style:name="T39"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1b67b2" style:text-blinking="false" style:font-size-asian="12pt" style:font-style-asian="normal" style:font-weight-asian="normal" style:font-size-complex="12pt" style:font-style-complex="normal" style:font-weight-complex="bold"/>
    </style:style>
    <style:style style:name="T40"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2ebaf" style:text-blinking="false" style:font-size-asian="12pt" style:font-style-asian="normal" style:font-weight-asian="normal" style:font-size-complex="12pt" style:font-style-complex="normal" style:font-weight-complex="bold"/>
    </style:style>
    <style:style style:name="T41" style:family="text">
      <style:text-properties fo:font-variant="normal" fo:text-transform="none" fo:color="#2a6099" style:text-line-through-style="none" style:text-line-through-type="none" style:font-name="Liberation Serif" fo:font-size="12pt" fo:letter-spacing="normal" fo:language="en" fo:country="GB" fo:font-style="italic" style:text-underline-style="none" fo:font-weight="normal" officeooo:rsid="0014b7f4" style:text-blinking="false" style:font-size-asian="12pt" style:font-style-asian="italic" style:font-weight-asian="normal" style:font-size-complex="12pt" style:font-weight-complex="bold"/>
    </style:style>
    <style:style style:name="T42" style:family="text">
      <style:text-properties fo:font-variant="normal" fo:text-transform="none" fo:color="#2a6099" style:text-line-through-style="none" style:text-line-through-type="none" style:font-name="Liberation Serif" fo:font-size="12pt" fo:letter-spacing="normal" fo:language="en" fo:country="GB" fo:font-style="italic" style:text-underline-style="none" fo:font-weight="normal" officeooo:rsid="001b67b2" style:text-blinking="false" style:font-size-asian="12pt" style:font-style-asian="italic" style:font-weight-asian="normal" style:font-size-complex="12pt" style:font-style-complex="italic" style:font-weight-complex="bold"/>
    </style:style>
    <style:style style:name="T43" style:family="text">
      <style:text-properties fo:font-variant="normal" fo:text-transform="none" fo:color="#2a6099" style:text-line-through-style="none" style:text-line-through-type="none" style:font-name="Liberation Serif" fo:font-size="12pt" fo:letter-spacing="normal" fo:language="en" fo:country="GB" fo:font-style="italic" style:text-underline-style="none" fo:font-weight="normal" officeooo:rsid="0022ebaf" style:text-blinking="false" style:font-size-asian="12pt" style:font-style-asian="italic" style:font-weight-asian="normal" style:font-size-complex="12pt" style:font-style-complex="italic" style:font-weight-complex="bold"/>
    </style:style>
    <style:style style:name="T44" style:family="text">
      <style:text-properties fo:font-variant="normal" fo:text-transform="none" fo:color="#2a6099" style:text-line-through-style="none" style:text-line-through-type="none" style:font-name="Liberation Serif" fo:font-size="12pt" fo:letter-spacing="normal" fo:language="en" fo:country="GB" style:text-underline-style="none" fo:font-weight="normal" officeooo:rsid="001a23fd" style:text-blinking="false" style:font-size-asian="12pt" style:font-weight-asian="normal" style:font-size-complex="12pt" style:font-weight-complex="bold"/>
    </style:style>
    <style:style style:name="T45" style:family="text">
      <style:text-properties fo:font-variant="normal" fo:text-transform="none" fo:color="#2a6099" style:text-line-through-style="none" style:text-line-through-type="none" style:font-name="Liberation Serif" fo:font-size="12pt" fo:letter-spacing="normal" fo:language="en" fo:country="GB" style:text-underline-style="none" fo:font-weight="normal" officeooo:rsid="0024ccaa" style:text-blinking="false" style:font-size-asian="12pt" style:font-weight-asian="normal" style:font-size-complex="12pt" style:font-weight-complex="bold"/>
    </style:style>
    <style:style style:name="T46" style:family="text">
      <style:text-properties fo:font-variant="normal" fo:text-transform="none" fo:color="#2a6099" style:text-line-through-style="none" style:text-line-through-type="none" style:font-name="Liberation Serif" fo:font-size="12pt" fo:letter-spacing="normal" fo:language="en" fo:country="GB" style:text-underline-style="none" fo:font-weight="normal" officeooo:rsid="0024ccaa" style:text-blinking="false" style:font-size-asian="12pt" style:font-style-asian="normal" style:font-weight-asian="normal" style:font-size-complex="12pt" style:font-weight-complex="bold"/>
    </style:style>
    <style:style style:name="T47" style:family="text">
      <style:text-properties fo:font-variant="normal" fo:text-transform="none" fo:color="#2a6099" style:text-line-through-style="none" style:text-line-through-type="none" style:font-name="Liberation Serif" fo:font-size="12pt" fo:letter-spacing="normal" fo:language="en" fo:country="GB" style:text-underline-style="none" fo:font-weight="normal" officeooo:rsid="001a23fd" style:text-blinking="false" style:font-size-asian="12pt" style:font-style-asian="normal" style:font-weight-asian="normal" style:font-size-complex="12pt" style:font-weight-complex="bold"/>
    </style:style>
    <style:style style:name="T48" style:family="text">
      <style:text-properties fo:font-variant="normal" fo:text-transform="none" fo:color="#2a6099" style:font-name="Liberation Serif" fo:font-size="12pt" fo:letter-spacing="normal" fo:font-style="normal" fo:font-weight="normal" officeooo:rsid="002a8c9c"/>
    </style:style>
    <style:style style:name="T49" style:family="text">
      <style:text-properties fo:font-variant="normal" fo:text-transform="none" fo:color="#2a6099" style:font-name="Liberation Serif" fo:font-size="12pt" fo:letter-spacing="normal" fo:language="en" fo:country="GB" fo:font-style="normal" fo:font-weight="normal" officeooo:rsid="00336691" style:font-weight-complex="bold"/>
    </style:style>
    <style:style style:name="T50" style:family="text">
      <style:text-properties fo:font-variant="normal" fo:text-transform="none" style:font-name="Liberation Serif" fo:font-size="12pt" fo:letter-spacing="normal" fo:font-style="normal" fo:font-weight="normal"/>
    </style:style>
    <style:style style:name="T51" style:family="text">
      <style:text-properties fo:font-variant="normal" fo:text-transform="none" style:font-name="Liberation Serif" fo:font-size="12pt" fo:letter-spacing="normal" fo:font-style="normal" fo:font-weight="normal" officeooo:rsid="000dae62"/>
    </style:style>
    <style:style style:name="T52" style:family="text">
      <style:text-properties fo:font-variant="normal" fo:text-transform="none" style:font-name="Liberation Serif" fo:font-size="12pt" fo:letter-spacing="normal" fo:font-style="normal" fo:font-weight="normal" officeooo:rsid="0014da76"/>
    </style:style>
    <style:style style:name="T53" style:family="text">
      <style:text-properties fo:font-variant="normal" fo:text-transform="none" style:font-name="Liberation Serif" fo:font-size="12pt" fo:letter-spacing="normal" fo:font-style="normal" fo:font-weight="normal" officeooo:rsid="0014fd8e"/>
    </style:style>
    <style:style style:name="T54" style:family="text">
      <style:text-properties fo:font-variant="normal" fo:text-transform="none" style:font-name="Liberation Serif" fo:font-size="12pt" fo:letter-spacing="normal" fo:font-style="normal" fo:font-weight="normal" officeooo:rsid="00118a12"/>
    </style:style>
    <style:style style:name="T55" style:family="text">
      <style:text-properties fo:font-variant="normal" fo:text-transform="none" style:font-name="Liberation Serif" fo:font-size="12pt" fo:letter-spacing="normal" fo:font-style="normal" fo:font-weight="normal" officeooo:rsid="002ebe92"/>
    </style:style>
    <style:style style:name="T56" style:family="text">
      <style:text-properties fo:font-variant="normal" fo:text-transform="none" style:font-name="Liberation Serif" fo:font-size="12pt" fo:letter-spacing="normal" fo:font-style="normal" fo:font-weight="normal" officeooo:rsid="00118a12" fo:background-color="transparent" loext:char-shading-value="0"/>
    </style:style>
    <style:style style:name="T57" style:family="text">
      <style:text-properties fo:font-variant="normal" fo:text-transform="none" style:font-name="Liberation Serif" fo:font-size="12pt" fo:letter-spacing="normal" fo:font-style="normal" fo:font-weight="normal" officeooo:rsid="002ebe92" fo:background-color="transparent" loext:char-shading-value="0"/>
    </style:style>
    <style:style style:name="T58" style:family="text">
      <style:text-properties fo:font-variant="normal" fo:text-transform="none" style:font-name="Liberation Serif" fo:font-size="12pt" fo:letter-spacing="normal" fo:font-style="normal" fo:font-weight="normal" officeooo:rsid="0033166b"/>
    </style:style>
    <style:style style:name="T59" style:family="text">
      <style:text-properties fo:font-variant="normal" fo:text-transform="none" style:font-name="Liberation Serif" fo:font-size="12pt" fo:letter-spacing="normal" fo:font-style="normal" fo:font-weight="normal" officeooo:rsid="0033166b"/>
    </style:style>
    <style:style style:name="T60" style:family="text">
      <style:text-properties fo:font-variant="normal" fo:text-transform="none" style:font-name="Liberation Serif" fo:font-size="12pt" fo:letter-spacing="normal" fo:font-style="normal" fo:font-weight="normal" officeooo:rsid="00261e0f"/>
    </style:style>
    <style:style style:name="T61" style:family="text">
      <style:text-properties fo:font-variant="normal" fo:text-transform="none" style:font-name="Liberation Serif" fo:font-size="12pt" fo:letter-spacing="normal" fo:font-style="normal" fo:font-weight="normal" officeooo:rsid="00336691"/>
    </style:style>
    <style:style style:name="T62" style:family="text">
      <style:text-properties fo:font-variant="normal" fo:text-transform="none" style:font-name="Liberation Serif" fo:font-size="12pt" fo:letter-spacing="normal" fo:language="en" fo:country="GB" fo:font-style="normal" fo:font-weight="normal" officeooo:rsid="002ebe92" fo:background-color="transparent" loext:char-shading-value="0"/>
    </style:style>
    <style:style style:name="T63" style:family="text">
      <style:text-properties fo:font-variant="normal" fo:text-transform="none" style:font-name="Liberation Serif" fo:font-size="12pt" fo:letter-spacing="normal" fo:language="en" fo:country="GB" fo:font-style="normal" fo:font-weight="normal" officeooo:rsid="002ebe92" style:letter-kerning="false" fo:background-color="transparent" loext:char-shading-value="0"/>
    </style:style>
    <style:style style:name="T64" style:family="text">
      <style:text-properties fo:font-variant="normal" fo:text-transform="none" style:font-name="Liberation Serif" fo:font-size="12pt" fo:letter-spacing="normal" fo:language="en" fo:country="GB" fo:font-style="normal" fo:font-weight="normal" officeooo:rsid="002ebe92" style:letter-kerning="false" fo:background-color="transparent" loext:char-shading-value="0" style:font-weight-complex="bold"/>
    </style:style>
    <style:style style:name="T65" style:family="text">
      <style:text-properties fo:font-variant="normal" fo:text-transform="none" style:font-name="Liberation Serif" fo:font-size="12pt" fo:letter-spacing="normal" fo:language="en" fo:country="GB" fo:font-style="normal" fo:font-weight="normal" style:font-weight-complex="bold"/>
    </style:style>
    <style:style style:name="T66" style:family="text">
      <style:text-properties fo:font-variant="normal" fo:text-transform="none" style:font-name="Liberation Serif" fo:font-size="12pt" fo:letter-spacing="normal" fo:language="en" fo:country="GB" fo:font-style="normal" fo:font-weight="bold" officeooo:rsid="002ebe92" style:letter-kerning="false" fo:background-color="transparent" loext:char-shading-value="0" style:font-weight-asian="bold"/>
    </style:style>
    <style:style style:name="T67" style:family="text">
      <style:text-properties fo:font-variant="normal" fo:text-transform="none" style:font-name="Liberation Serif" fo:font-size="12pt" fo:letter-spacing="normal" fo:language="en" fo:country="GB" fo:font-style="italic" fo:font-weight="normal" officeooo:rsid="002ebe92" fo:background-color="transparent" loext:char-shading-value="0" style:font-style-asian="italic" style:font-style-complex="italic"/>
    </style:style>
    <style:style style:name="T68" style:family="text">
      <style:text-properties fo:font-variant="normal" fo:text-transform="none" style:font-name="Liberation Serif" fo:font-size="12pt" fo:letter-spacing="normal" fo:language="en" fo:country="GB" fo:font-style="italic" fo:font-weight="normal" officeooo:rsid="002ebe92" fo:background-color="transparent" loext:char-shading-value="0" style:font-style-asian="italic"/>
    </style:style>
    <style:style style:name="T69" style:family="text">
      <style:text-properties fo:font-variant="normal" fo:text-transform="none" fo:font-size="12pt" fo:letter-spacing="normal" fo:language="en" fo:country="GB" fo:font-style="normal" fo:font-weight="normal" officeooo:rsid="00336691" style:font-weight-complex="bold"/>
    </style:style>
    <style:style style:name="T70" style:family="text">
      <style:text-properties style:font-name="Liberation Serif"/>
    </style:style>
    <style:style style:name="T71" style:family="text">
      <style:text-properties style:font-name="Liberation Serif" officeooo:rsid="00118a12"/>
    </style:style>
    <style:style style:name="T72" style:family="text">
      <style:text-properties style:font-name="Liberation Serif" officeooo:rsid="00173832"/>
    </style:style>
    <style:style style:name="T73" style:family="text">
      <style:text-properties style:font-name="Liberation Serif" fo:font-style="italic" officeooo:rsid="00118a12" style:font-style-asian="italic" style:font-style-complex="italic"/>
    </style:style>
    <style:style style:name="T74" style:family="text">
      <style:text-properties officeooo:rsid="00261e0f"/>
    </style:style>
    <style:style style:name="T75" style:family="text">
      <style:text-properties fo:color="#2a6099"/>
    </style:style>
    <style:style style:name="T76" style:family="text">
      <style:text-properties fo:color="#2a6099" officeooo:rsid="0026b81f"/>
    </style:style>
    <style:style style:name="T77" style:family="text">
      <style:text-properties fo:color="#2a6099" officeooo:rsid="0026e4e0"/>
    </style:style>
    <style:style style:name="T78" style:family="text">
      <style:text-properties fo:color="#2a6099" style:font-name="Liberation Serif"/>
    </style:style>
    <style:style style:name="T79" style:family="text">
      <style:text-properties fo:color="#2a6099" officeooo:rsid="00336691"/>
    </style:style>
    <style:style style:name="T80" style:family="text">
      <style:text-properties style:font-size-asian="12pt" style:font-size-complex="12pt"/>
    </style:style>
    <style:style style:name="T81" style:family="text">
      <style:text-properties style:font-name-asian="Century Schoolbook" style:font-size-asian="12pt" style:font-style-asian="normal" style:font-name-complex="Century Schoolbook" style:font-size-complex="12pt" style:font-style-complex="normal"/>
    </style:style>
    <style:style style:name="T82" style:family="text">
      <style:text-properties officeooo:rsid="00282955" style:font-name-asian="Century Schoolbook" style:font-size-asian="12pt" style:font-style-asian="normal" style:font-name-complex="Century Schoolbook" style:font-size-complex="12pt" style:font-style-complex="normal"/>
    </style:style>
    <style:style style:name="T83" style:family="text">
      <style:text-properties officeooo:rsid="002a4e5f" style:font-name-asian="Century Schoolbook" style:font-size-asian="12pt" style:font-style-asian="normal" style:font-name-complex="Century Schoolbook" style:font-size-complex="12pt" style:font-style-complex="normal"/>
    </style:style>
    <style:style style:name="T84" style:family="text">
      <style:text-properties officeooo:rsid="00282955"/>
    </style:style>
    <style:style style:name="T85" style:family="text">
      <style:text-properties fo:font-style="italic" style:font-style-asian="italic"/>
    </style:style>
    <style:style style:name="T86" style:family="text">
      <style:text-properties fo:font-style="italic" officeooo:rsid="000dae62" style:font-style-asian="italic" style:font-style-complex="italic"/>
    </style:style>
    <style:style style:name="T87" style:family="text">
      <style:text-properties fo:font-style="italic" style:font-style-asian="italic" style:font-style-complex="italic" style:font-weight-complex="bold"/>
    </style:style>
    <style:style style:name="T88" style:family="text">
      <style:text-properties fo:font-style="italic" style:font-style-asian="italic" style:font-style-complex="italic"/>
    </style:style>
    <style:style style:name="T89" style:family="text">
      <style:text-properties officeooo:rsid="000dae62"/>
    </style:style>
    <style:style style:name="T90" style:family="text">
      <style:text-properties officeooo:rsid="001f8e87"/>
    </style:style>
    <style:style style:name="T91" style:family="text">
      <style:text-properties fo:language="en" fo:country="GB" style:font-weight-complex="bold"/>
    </style:style>
    <style:style style:name="T92" style:family="text">
      <style:text-properties fo:language="en" fo:country="GB" officeooo:rsid="0022ebaf" style:font-weight-complex="bold"/>
    </style:style>
    <style:style style:name="T93" style:family="text">
      <style:text-properties fo:language="en" fo:country="GB" fo:font-style="italic" style:font-style-asian="italic" style:font-style-complex="italic" style:font-weight-complex="bold"/>
    </style:style>
    <style:style style:name="T94" style:family="text">
      <style:text-properties fo:language="en" fo:country="GB" fo:font-style="italic" style:font-weight-complex="bold"/>
    </style:style>
    <style:style style:name="T95" style:family="text">
      <style:text-properties fo:language="en" fo:country="GB" fo:font-style="italic" style:letter-kerning="false" style:font-style-asian="normal" style:font-style-complex="normal" style:font-weight-complex="bold"/>
    </style:style>
    <style:style style:name="T96" style:family="text">
      <style:text-properties fo:language="en" fo:country="GB" fo:font-style="italic" style:letter-kerning="false" style:font-style-asian="italic" style:font-style-complex="italic" style:font-weight-complex="bold"/>
    </style:style>
    <style:style style:name="T97" style:family="text">
      <style:text-properties fo:language="en" fo:country="GB" style:font-style-asian="normal" style:font-style-complex="normal" style:font-weight-complex="bold"/>
    </style:style>
    <style:style style:name="T98" style:family="text">
      <style:text-properties fo:language="en" fo:country="GB" style:letter-kerning="false" style:font-style-asian="normal" style:font-style-complex="normal" style:font-weight-complex="bold"/>
    </style:style>
    <style:style style:name="T99" style:family="text">
      <style:text-properties officeooo:rsid="002a4e5f"/>
    </style:style>
    <style:style style:name="T100" style:family="text">
      <style:text-properties officeooo:rsid="00305a59"/>
    </style:style>
    <style:style style:name="T101" style:family="text">
      <style:text-properties fo:color="#222222" style:font-name-asian="Century Schoolbook" style:font-size-asian="12pt" style:font-style-asian="normal" style:font-name-complex="Century Schoolbook" style:font-size-complex="12pt" style:font-style-complex="normal"/>
    </style:style>
    <style:style style:name="T102" style:family="text">
      <style:text-properties officeooo:rsid="00314888"/>
    </style:style>
    <style:style style:name="T103" style:family="text">
      <style:text-properties style:text-line-through-style="none" style:text-line-through-type="none"/>
    </style:style>
    <style:style style:name="T104" style:family="text">
      <style:text-properties style:text-line-through-style="none" style:text-line-through-type="none" officeooo:rsid="0026be3a"/>
    </style:style>
    <style:style style:name="T105" style:family="text">
      <style:text-properties style:text-line-through-style="none" style:text-line-through-type="none" officeooo:rsid="0025dc6f"/>
    </style:style>
    <style:style style:name="T106" style:family="text">
      <style:text-properties style:text-line-through-style="none" style:text-line-through-type="none" fo:font-style="italic" style:font-style-asian="italic"/>
    </style:style>
    <style:style style:name="T107" style:family="text">
      <style:text-properties style:text-line-through-style="none" style:text-line-through-type="none" fo:font-style="italic" officeooo:rsid="0026be3a" style:font-style-asian="italic" style:font-style-complex="italic"/>
    </style:style>
    <style:style style:name="T108" style:family="text">
      <style:text-properties style:text-line-through-style="none" style:text-line-through-type="none" style:font-name="Liberation Serif"/>
    </style:style>
    <style:style style:name="T109" style:family="text">
      <style:text-properties style:text-line-through-style="none" style:text-line-through-type="none" style:font-name="Liberation Serif" style:font-weight-complex="bold"/>
    </style:style>
    <style:style style:name="T110" style:family="text">
      <style:text-properties style:text-line-through-style="none" style:text-line-through-type="none" style:font-name="Liberation Serif" fo:font-style="italic" style:font-style-asian="italic" style:font-style-complex="italic"/>
    </style:style>
    <style:style style:name="T111" style:family="text">
      <style:text-properties style:text-line-through-style="none" style:text-line-through-type="none" style:font-name="Liberation Serif" fo:font-style="italic" style:font-style-asian="italic" style:font-style-complex="italic" style:font-weight-complex="bold"/>
    </style:style>
    <style:style style:name="T112" style:family="text">
      <style:text-properties style:text-line-through-style="none" style:text-line-through-type="none" style:font-name="Liberation Serif" officeooo:rsid="0026be3a"/>
    </style:style>
    <style:style style:name="T113" style:family="text">
      <style:text-properties style:text-line-through-style="none" style:text-line-through-type="none" officeooo:rsid="0026e1f9"/>
    </style:style>
    <style:style style:name="T114" style:family="text">
      <style:text-properties style:text-line-through-style="none" style:text-line-through-type="none" fo:font-style="normal" style:font-style-asian="normal" style:font-style-complex="normal"/>
    </style:style>
    <style:style style:name="T115" style:family="text">
      <style:text-properties style:text-line-through-style="none" style:text-line-through-type="none" fo:font-style="normal" officeooo:rsid="0026e1f9" style:font-style-asian="normal" style:font-style-complex="normal"/>
    </style:style>
    <style:style style:name="T116" style:family="text">
      <style:text-properties style:text-line-through-style="none" style:text-line-through-type="none" fo:font-size="12pt" fo:font-style="normal" officeooo:rsid="0026e1f9" style:font-name-asian="Century Schoolbook" style:font-size-asian="12pt" style:font-style-asian="normal" style:font-name-complex="Century Schoolbook" style:font-size-complex="12pt" style:font-style-complex="normal"/>
    </style:style>
    <style:style style:name="T117" style:family="text">
      <style:text-properties style:font-weight-complex="bold"/>
    </style:style>
    <style:style style:name="T1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JEB MS JEB-2020-00032<text:tab/></text:span><text:span text:style-name="T70"><text:line-break/><text:line-break/></text:span><text:span text:style-name="T1">Re: Reject with resubmission allowed<text:tab/></text:span><text:span text:style-name="T70"><text:line-break/><text:line-break/></text:span><text:span text:style-name="T1">Dear Author,<text:tab/></text:span><text:span text:style-name="T70"><text:line-break/><text:line-break/></text:span><text:span text:style-name="T1">Thank you for submitting your manuscript "Decoupling of resistance and tolerance against one of two related parasites (&lt;i&gt;Eimeria&lt;/i&gt;) in mice" (JEB ms JEB-2020-00032) to the Journal of Evolutionary Biology. Your work has now been considered by two reviewers, whose comments are enclosed. Overall, and this includes my assessment, there seems to be some potential in your work being interesting for evolutionary biologists. However, as currently presented we must reject your manuscript for multiple reasons outlined by the reviewers below.<text:tab/></text:span></text:p>
      <text:p text:style-name="P2"/>
      <text:p text:style-name="P35"><text:span text:style-name="T10">We want to thank both reviewers for the thorough reviewing process which will certainly </text:span><text:span text:style-name="T11">allow</text:span><text:span text:style-name="T10"> to greatly improve our manuscript.<text:tab/></text:span><text:span text:style-name="T2"> </text:span><text:span text:style-name="T70"><text:line-break/><text:line-break/></text:span><text:span text:style-name="T1">First and foremost, as mentioned by both reviewers, the writing, particularly the main set-up of your manuscript, leaves much to be desired and seems to be generally geared more to parasitologists than to evolutionary biologists. In particular, your work is taxonomically too focused on your system, and you fail to cite work on other species that is relevant in this context.</text:span></text:p>
      <text:p text:style-name="P1"/>
      <text:p text:style-name="P33"><text:span text:style-name="T12">Following these recommendation, w</text:span><text:span text:style-name="T11">e extended the scope our article and put it in a larger context, discussing other systems. </text:span></text:p>
      <text:p text:style-name="P4"><text:span text:style-name="T70"><text:line-break/></text:span><text:span text:style-name="T1">Second, reviewer 1 asks what the relevance or specificity of your work is in relation to the mouse hybrid zone, which of course would be very interesting to know from an evolutionary point of view but currently remains highly unclear and unargued.</text:span></text:p>
      <text:p text:style-name="P1"/>
      <text:p text:style-name="P8"><text:span text:style-name="T76">To avoid confusion, and to answer the first main comment, we extended the scope of our article. </text:span><text:span text:style-name="T77">We mention now the house mouse hybrid zone as one example of application of our results, shortly in introduction (lines </text:span><text:span text:style-name="T77"><office:annotation office:name="__Annotation__2889_417537979"><dc:creator>Unknown Author</dc:creator><dc:date>2020-03-13T18:12:33.140819467</dc:date><text:p text:style-name="P64"><text:span text:style-name="T118">Update when reviewed</text:span></text:p></office:annotation></text:span><text:span text:style-name="T77">24-28</text:span><office:annotation-end office:name="__Annotation__2889_417537979"/><text:span text:style-name="T77">) and discussion (lines 357-364).</text:span></text:p>
      <text:p text:style-name="P4"><text:soft-page-break/><text:span text:style-name="T70"><text:line-break/></text:span><text:span text:style-name="T1">Third, both reviewers question your measure of tolerance. Reviewer 1 asks why you did not use the measured suggested in this context by another author that you cite, and reviewer 2 outright dismisses your index as stastically shaky if not flawed. I definitely agree with the latter assessment, which apparently is still a recurring problem in ecological and evolutionary studies.</text:span></text:p>
      <text:p text:style-name="P17"/>
      <text:p text:style-name="P14">We agree with the reviewers than our index was individual base. Following the advice of the reviewers, we changed it for a genotype based measurement, within each group. <text:s/><text:span text:style-name="T84">We described our approach in material and method as follows:</text:span></text:p>
      <text:p text:style-name="P20"/>
      <text:p text:style-name="P57">“Toleranc<text:span text:style-name="T80">e is usually defined as a reaction norm, i.e. the regression slope of host fitness (approximated by health condition) on infection intensity per genotype (Råberg et al., 2009). Therefore t</text:span><text:span text:style-name="T81">olerance was assessed as the slope of maximum relative weight loss compared to day 0 on number of OPG at the day of maximal shedding, within each mouse strain and for each parasite isolate.”</text:span><text:span text:style-name="T82">(lines 158-160) </text:span></text:p>
      <text:p text:style-name="P57"><text:span text:style-name="T81"/></text:p>
      <text:p text:style-name="P57"><text:span text:style-name="T81">“For tolerance (model 3), we performed a linear regression with null intercept (as each mouse was controlled against itself at start of the experiment, before losing weight or shedding parasite), modelling relative weight loss as a response of maximum OPG interacting with mouse strain (N=4), parasite isolate (N=3) and their interaction”</text:span><text:span text:style-name="T82">(lines 165-168)</text:span></text:p>
      <text:p text:style-name="P4"><text:span text:style-name="T70"><text:line-break/></text:span><text:span text:style-name="T1">Fourth, a control group is missing.</text:span></text:p>
      <text:p text:style-name="P19"/>
      <text:p text:style-name="P15">Each animal present individual variation. In this context, we consider that each individual at starting day is the control for itsel<text:span text:style-name="T84">f. We fixed a null intercept, as seen in the previous comment.</text:span></text:p>
      <text:p text:style-name="P40"><text:span text:style-name="T70"><text:line-break/></text:span><text:span text:style-name="T1">These are but the most important criticisms of your work, and both reviewers made even more useful suggestions for change. In light of these comments and my own reading of your manuscript, I therefore cannot recommend your paper for publication and thus reject it.<text:tab/></text:span><text:span text:style-name="T70"><text:line-break/><text:line-break/></text:span><text:span text:style-name="T1">However, I leave the option open for you to resubmit a substantially revised version of your article at some point in the future, if you think you can fix the main criticisms and make this work more interesting for evolutionary biologists. Any resubmitted manuscript will be treated as a new submission, and there can of course be no guarantee that the paper will ultimately be published by JEB. </text:span><text:soft-page-break/><text:span text:style-name="T1">It is very likely that the new MS would be sent back to at least one of the original reviewers, so please think carefully about the value of resubmission (i.e. can you present new data/analyses or clarify issues in a way that is likely to satisfy the reviewer).<text:tab/></text:span><text:span text:style-name="T70"><text:line-break/><text:line-break/></text:span><text:span text:style-name="T1">If you resubmit a revised version, please include a letter in which you describe how you have responded to each of the referees’ comments. Please number the comments and refer to line numbers in the original and revised paper for easy reference. A marked-up revision is also helpful. Please upload this letter with your other files so it forms part of the PDF.<text:tab/></text:span></text:p>
      <text:p text:style-name="P40"><text:span text:style-name="T1"/></text:p>
      <text:p text:style-name="P40"><text:span text:style-name="T13">We did not provide a marked-up version, as the corrections were major and would not allow such document to be useful. Nevertheless, we took great care to answer all comments of the reviewers, and hope that our new manuscript now answers their concerns. </text:span><text:span text:style-name="T70"><text:line-break/><text:line-break/></text:span><text:span text:style-name="T1">Please submit the paper on the JEB website (</text:span><text:a xlink:type="simple" xlink:href="http://mc.manuscriptcentral.com/jeb" office:target-frame-name="_blank" xlink:show="new" text:style-name="Internet_20_link" text:visited-style-name="Visited_20_Internet_20_Link"><text:span text:style-name="T5">http://mc.manuscriptcentral.c</text:span></text:a><text:span text:style-name="T1">) as a RESUBMISSION, providing the original ms number. In your Author Center in ScholarOne Manuscripts you will find on the left a list entitled My Manuscripts. Click the Manuscripts with Decisions in this list; in the resulting list you will find this manuscript with on the right under Actions the option Create a Resubmission. By clicking this link you will be guided through the resubmission process.<text:tab/></text:span><text:span text:style-name="T70"><text:line-break/><text:line-break/></text:span><text:span text:style-name="T1">Sincerely,</text:span><text:span text:style-name="T70"><text:line-break/><text:line-break/></text:span><text:span text:style-name="T1">Wolf Blanckenhorn</text:span><text:span text:style-name="T70"><text:line-break/></text:span><text:span text:style-name="T1">Editor in Chief</text:span><text:span text:style-name="T70"><text:line-break/></text:span><text:span text:style-name="T1">Journal of Evolutionary Biology</text:span><text:span text:style-name="T70"><text:line-break/><text:line-break/></text:span><text:span text:style-name="T1">**********************************************</text:span><text:span text:style-name="T70"><text:line-break/></text:span><text:span text:style-name="T1">Evolutionary Biology &amp; Environmental Studies</text:span><text:span text:style-name="T70"><text:line-break/></text:span><text:span text:style-name="T1">University of Zurich-Irchel</text:span><text:span text:style-name="T70"><text:line-break/></text:span><text:span text:style-name="T1">Winterthurerstrasse 190</text:span><text:span text:style-name="T70"><text:line-break/></text:span><text:span text:style-name="T1">CH-8057 Zurich</text:span><text:span text:style-name="T70"><text:line-break/><text:line-break/></text:span><text:soft-page-break/><text:a xlink:type="simple" xlink:href="http://onlinelibrary.wiley.com/journal/10.1111/(ISSN)1420-9101/" office:target-frame-name="_blank" xlink:show="new" text:style-name="Internet_20_link" text:visited-style-name="Visited_20_Internet_20_Link"><text:span text:style-name="T5">http://onlinelibrary.wiley.com</text:span></text:a><text:span text:style-name="T70"><text:line-break/></text:span><text:a xlink:type="simple" xlink:href="http://mc.manuscriptcentral.com/jeb" office:target-frame-name="_blank" xlink:show="new" text:style-name="Internet_20_link" text:visited-style-name="Visited_20_Internet_20_Link"><text:span text:style-name="T5">http://mc.manuscriptcentral.co</text:span></text:a><text:span text:style-name="T70"><text:line-break/></text:span><text:a xlink:type="simple" xlink:href="http://www.eseb.org/" office:target-frame-name="_blank" xlink:show="new" text:style-name="Internet_20_link" text:visited-style-name="Visited_20_Internet_20_Link"><text:span text:style-name="T5">http://www.eseb.org</text:span></text:a><text:span text:style-name="T70"><text:line-break/><text:line-break/></text:span><text:span text:style-name="T1">*************************************</text:span><text:span text:style-name="T70"><text:line-break/></text:span><text:span text:style-name="T1">***********************************************</text:span><text:span text:style-name="T70"><text:line-break/><text:line-break/></text:span><text:span text:style-name="T1">Reviewer: 1</text:span><text:span text:style-name="T70"><text:line-break/><text:line-break/></text:span><text:span text:style-name="T1">Comments to the Author<text:tab/></text:span><text:span text:style-name="T70"><text:line-break/></text:span><text:span text:style-name="T1">In this manuscript about host-parasite interactions, resistance (parasite load) and tolerance (the maintenance of health despite infection) against Eimeria protozoan parasites of different species and strains are experimentally studied in house mice. Both resistance and tolerance should entail fitness costs, and high resistance will reduce selection on evolution of tolerance, and vice versa, so that one might expect species to exhibit either high resistance or high tolerance, but not both, predicting a negative correlation between the two. The house mice hosts were inbred strains derived from two Mus musculus musculus and two Mus musculus domesticus populations. The main result is that with infection with one Eimeria species, the two subspecies appear to show a negative correlation between resistance and tolerance, while none is evident upon infection by the second Eimeria species, which is quite interesting.<text:tab/></text:span></text:p>
      <text:p text:style-name="P4"><text:span text:style-name="T70"><text:line-break/></text:span><text:span text:style-name="T1">I didn’t understand the rationale for carrying out this experiment on Eimeria strains derived from the house mice hybrid zone – what do we learn from this that we wouldn’t learn from Eimeria strains safely within the domesticus side or the musculus side of the hybrid zone? Are potential adaptations of Eimeria to mice of the hybrid zone important? Do the two Eimeria species not coincide elsewhere?</text:span><text:span text:style-name="T70"><text:line-break/></text:span></text:p>
      <text:p text:style-name="P41"><text:span text:style-name="T51">W</text:span><text:span text:style-name="T52">e thank the reviewer for this comment </text:span><text:span text:style-name="T53">that will allow improvement of our manuscript.</text:span></text:p>
      <text:p text:style-name="P21">Our original idea was to test (1) presence/absence of resistance-tolerance trade-offs for each parasite and (2) local adaptation of <text:span text:style-name="T86">E. ferrisi</text:span><text:span text:style-name="T89">. </text:span>We settled for focusing the present article only on the first point, but your comment highlight<text:span text:style-name="T90">ed</text:span> the fact that we should mention and develop this second very interesting point. Hence, we rearranged greatly the article in order to clearly address this question. </text:p>
      <text:p text:style-name="P22"><text:soft-page-break/>We described clearly our research questions in the introduction, lines 69-74:</text:p>
      <text:p text:style-name="P56"><text:span text:style-name="T91">“We tested (1) if coupling between resistance and tolerance of each host differs between both parasite species; </text:span><text:span text:style-name="T92">and</text:span><text:span text:style-name="T91"> (2) local adaptation of </text:span><text:span text:style-name="T93">E. ferrisi</text:span><text:span text:style-name="T91"> using a parasite isolated in a </text:span><text:span text:style-name="T94">M. m. domesticus</text:span><text:span text:style-name="T91"> host and one in a </text:span><text:span text:style-name="T94">M. m. musculus</text:span><text:span text:style-name="T91"> host. We predicted that local adaptation of this parasite would translate into a higher tolerance to Western parasite of Western host (</text:span><text:span text:style-name="T94">M. m. domesticus</text:span><text:span text:style-name="T91">) than of Eastern host (</text:span><text:span text:style-name="T94">M. m. musculus</text:span><text:span text:style-name="T91">) and vice versa. “</text:span></text:p>
      <text:p text:style-name="P10"/>
      <text:p text:style-name="P12">I also am not sure why it is advantageous to carry out this experiment on highly inbred mice, capturing little genotypic variation, rather than on mice with natural within- population variation. I found the answer in Raberg et al. 2009, who advocate such an approach to allow an estimate of the slope of the relationship between fitness and infection intensity, which they define as tolerance, per genotype. The authors of this manuscript refer to this as the usual way to measure tolerance, but this slope is not estimated here, instead a tolerance index is used – an individual based measure, rather than a genotype based measure. There is however no explanation given as to what governed this choice, why the tolerance index is preferable to the standard way, especially given that they use “fully inbred” mice (what does fully-inbred mean?).</text:p>
      <text:p text:style-name="P12"/>
      <text:p text:style-name="P29"><text:span text:style-name="T74">We r</text:span>emoved <text:span text:style-name="T99">the term</text:span> “fully” <text:span text:style-name="T74">and </text:span>converted our analysis to slope genotype based measure, <text:span text:style-name="T99">as described earlier in this document:</text:span></text:p>
      <text:p text:style-name="P23"/>
      <text:p text:style-name="P23">We agree with the reviewers than our index was individual base. Following the advice of the reviewers, we changed it for a genotype based measurement, within each group. <text:s/><text:span text:style-name="T84">We described our approach in material and method as follows:</text:span></text:p>
      <text:p text:style-name="P27"/>
      <text:p text:style-name="P54">“Toleranc<text:span text:style-name="T80">e is usually defined as a reaction norm, i.e. the regression slope of host fitness (approximated by health condition) on infection intensity per genotype (Råberg et al., 2009). Therefore t</text:span><text:span text:style-name="T81">olerance was assessed as the slope of maximum relative weight loss compared to day 0 on number of OPG at the day of maximal shedding, within each mouse strain and for each parasite isolate.”</text:span><text:span text:style-name="T82">(lines 158-160) </text:span></text:p>
      <text:p text:style-name="P25"><text:span text:style-name="T81"/></text:p>
      <text:p text:style-name="P54"><text:span text:style-name="T83">“For tolerance (model 3), we performed a linear regression with null intercept (as each mouse was controlled against itself at start of the experiment, before losing weight or shedding parasite), modelling relative weight loss as a response of maximum OPG interacting with mouse strain (N=4), parasite isolate (N=3) and their interaction”</text:span><text:span text:style-name="T82">(lines 165-168)</text:span></text:p>
      <text:p text:style-name="P4"><text:soft-page-break/><text:span text:style-name="T70"><text:line-break/></text:span><text:span text:style-name="T1">The introduction mentions that “understanding how resistance and tolerance are coupled is necessary to conclude on health effects of parasitism”. I’m not sure I understand how data on the relationship between resistance and tolerance help to understand fitness costs. The introduction implies a prediction that resistance and tolerance are negatively correlated, but reports that one study found them to be uncoupled. A quick look at the literature led me to several more examples that are relevant, although on different host-parasite systems. The discussion is very focused on house mice and Eimeria. There needs to be broadening out of the discussion and comparison with other systems.</text:span></text:p>
      <text:p text:style-name="P42"><text:span text:style-name="T50"/></text:p>
      <text:p text:style-name="P36"><text:span text:style-name="T48">We implemented all these comments, see introduction. We explained how considering only resistance is misleading, and gave example of controversy (impact of parasitism in the house mouse hybrid zone). </text:span><text:span text:style-name="T18">We also broadened our approach, and cited several systems presenting, or not, a trade-off between resistance and tolerance. In the discussion, <text:tab/>we developped the relevance of our results for </text:span><text:span text:style-name="T20">our system, but also for </text:span><text:span text:style-name="T34">the </text:span><text:span text:style-name="T35">epidemiology of infectious diseases, as well as for</text:span><text:span text:style-name="T34"> our </text:span><text:span text:style-name="T35">understanding </text:span><text:span text:style-name="T34">of </text:span><text:span text:style-name="T35">the ecology and evolution of host–parasite interactions</text:span><text:span text:style-name="T36">.<text:tab/></text:span><text:span text:style-name="T18"> </text:span><text:span text:style-name="T19"><text:s/></text:span><text:span text:style-name="T78"><text:line-break/></text:span><text:span text:style-name="T70"><text:line-break/></text:span><text:span text:style-name="T1">Does sex play a role in either resistance or tolerance? Males and females were included in this study but pooled for data analysis.<text:tab/></text:span><text:span text:style-name="T70"><text:line-break/></text:span></text:p>
      <text:p text:style-name="P45"><text:span text:style-name="T71">We are not aware </text:span><text:span text:style-name="T72">of reasons to hypothesize higher or lower</text:span><text:span text:style-name="T71"> </text:span><text:span text:style-name="T72">resistance or tolerance </text:span><text:span text:style-name="T71">in </text:span><text:span text:style-name="T73">Eimeria</text:span><text:span text:style-name="T71"> infections in one sex. </text:span><text:span text:style-name="T72">For this reason, we chose to not use s</text:span><text:span text:style-name="T70">ex as factor in the model</text:span><text:span text:style-name="T71">, </text:span><text:span text:style-name="T72">but rather </text:span><text:span text:style-name="T70">used </text:span><text:span text:style-name="T72">a sex-balanced design within each isolate infection group</text:span><text:span text:style-name="T70"> to add more (meaningful) variance </text:span><text:span text:style-name="T72">and obtain a </text:span><text:span text:style-name="T70">more conservative </text:span><text:span text:style-name="T72">analysis</text:span><text:span text:style-name="T70">.</text:span></text:p>
      <text:p text:style-name="P4"><text:span text:style-name="T70"><text:line-break/></text:span><text:span text:style-name="T1">The experimenters ran into some trouble during the experiment, as some mice that tested negative to Eimeria infection prior to entering the experiment, turned positive by the day the experiment started. It would be helpful to indicate what the time frame was here – how much earlier was the negative test compared to the start of the experiment? This was unfortunate, and the authors laudably make it clear that this occurred, but argue that they found no sign that it affected the outcome of the experiment, by examining the data with and without the affected trials.</text:span></text:p>
      <text:p text:style-name="P6"><text:span text:style-name="T6"/></text:p>
      <text:p text:style-name="P43"><text:soft-page-break/><text:span text:style-name="T54">We thank the reviewer to appreciate our efforts on honesty, </text:span><text:span text:style-name="T55">and</text:span><text:span text:style-name="T56"> the timeframe more clear. </text:span><text:span text:style-name="T57">See lines 121 to 138: </text:span></text:p>
      <text:p text:style-name="P52"><text:span text:style-name="T57">“</text:span><text:span text:style-name="T62">All individuals were negative for </text:span><text:span text:style-name="T67">Eimeria </text:span><text:span text:style-name="T62">at the beginning of our experiment (before infection of first batch, as described in the next paragraph). In total, 108 mice were infected. Mice were randomly allocated to experimental groups ensuring homogeneous distribution of ages and sexes between groups. Our experiments were conducted in four consecutive batches for easy handling. The first two batches were infected by the two </text:span><text:span text:style-name="T68">E. ferrisi </text:span><text:span text:style-name="T62">isolates (Brandenburg64 and Brandenburg139), the two second by one </text:span><text:span text:style-name="T68">E. ferrisi </text:span><text:span text:style-name="T62">isolate (Brandenburg64) and one </text:span><text:span text:style-name="T68">E. falciformis </text:span><text:span text:style-name="T62">isolate (Brandenburg88). Summarised experiment design is shown </text:span><text:span text:style-name="T63">in </text:span><text:span text:style-name="T66">Table 1</text:span><text:span text:style-name="T64">.</text:span></text:p>
      <text:p text:style-name="P59"><text:span text:style-name="T8">We observed </text:span><text:span text:style-name="T9">Eimeria </text:span><text:span text:style-name="T8">oocysts in the feces of 9 mice belonging to the last experimental batch at the day of infection, likely due to cross-contamination between batches. Moreover, before arrival to the infection facility, nematode eggs were observed in flotated feces of mice belonging to all genotypes. Nematode infection is common in breeding facilities (Baker, 1998). Despite treatment of the first infection batch of mice (22 mice) with anthelminthics (Profender®, Bayer AG, Levekusen, Germany) following the protocole of Mehlhorn et al. (2005), nematodes were still detected with PCR (following the protocole of Floyd, Rogers, Lambshead, &amp; Smith, 2005) in randomly sampled fecal samples a week later. We therefore decided not to treat mice of the following infection batches. For following statistical tests, we considered the full data set and a conservative data set in which cross-contaminated animals and animals treated by anthelminthic are removed.”<text:tab/></text:span><text:span text:style-name="T70"><text:line-break/></text:span></text:p>
      <text:p text:style-name="P6"><text:span text:style-name="T1">I think this is an error on page 10 – “SHUNT (Mmd subspecies) shed more OPG at the peak of shedding than both Mmm subspecies, PWD and BUSNA”. It looks like it should be “less” not “more”.</text:span><text:span text:style-name="T70"><text:line-break/></text:span></text:p>
      <text:p text:style-name="P32">Thank you for this comment. Focusing now on the strain/isolate level following other comments, this sentence has been changed during major rewritting.</text:p>
      <text:p text:style-name="P6"><text:span text:style-name="T70"><text:line-break/></text:span><text:span text:style-name="T1">Tables 2 until 6 duplicate some information from the figures – the upper diagonal of the tables shows estimate contrasts and SE, while estimates and CI are plotted in the figures. The lower diagonal shows statistics and p values. It would help the reader to indicate the difference between the upper and lower diagonals in the table headings. I would also suggest moving these tables to the Supplement, but keeping the figures in the main document.</text:span></text:p>
      <text:p text:style-name="P13"/>
      <text:p text:style-name="P6"><text:span text:style-name="T7"><office:annotation office:name="__Annotation__2919_417537979"><dc:creator>Unknown Author</dc:creator><dc:date>2020-03-13T18:46:14.050106286</dc:date><text:p text:style-name="P64"><text:span text:style-name="T118">Question for Emanuel: what would you like to see in supplement? What do you think is missing? I’ve had my head in that too long, I am not sure I see clearly. Figures? Tables? </text:span></text:p></office:annotation></text:span><text:span text:style-name="T7">We removed useless info.<text:tab/></text:span><office:annotation-end office:name="__Annotation__2919_417537979"/><text:span text:style-name="T70"><text:line-break/><text:line-break/></text:span><text:span text:style-name="T1">It seems clear that the controversy about degree of parasite resistance in house mice in the hybrid zones </text:span><text:soft-page-break/><text:span text:style-name="T1">interests the authors – but the links to this study seem fuzzy, as the house mice were not from the house mice hybrid zone, only the parasites were.<text:tab/></text:span><text:span text:style-name="T70"><text:line-break/></text:span></text:p>
      <text:p text:style-name="P18"><text:span text:style-name="T100">As developed earlier, </text:span><text:s/><text:span text:style-name="T100">we now took the focus away from the hybrid zone, and simply cite it as an example of application, see lines 357-367 :</text:span></text:p>
      <text:p text:style-name="P60"><text:span text:style-name="T97">“This finding is relevant in our system: i</text:span><text:span text:style-name="T98">t has been shown that hybrid between </text:span><text:span text:style-name="T95">M. m. domesticus</text:span><text:span text:style-name="T98"> and </text:span><text:span text:style-name="T95">M. m. musculus</text:span><text:span text:style-name="T98"> are more resistant not only to </text:span><text:span text:style-name="T96">Eimeria</text:span><text:span text:style-name="T98"> but also to other parasites including pinworms (Baird et al., 2012; Balard et al., 2019) but impact on tolerance could not be measured under natural conditions (Balard et al., 2019). The effect of parasites on hosts’ fitness in particular and the role they can play in the evolution of species barriers is thus still rather ambiguous. We here show that it is indispensable to measure both resistance and tolerance in </text:span><text:span text:style-name="T96">Eimeria</text:span><text:span text:style-name="T98"> infections of house mice. Such measurements can be made in future laboratory experiments involving hybrid mice. </text:span><text:span text:style-name="T97">Moreover, the contrast between resistance and tolerance coupling strategies in two different parasite invites future research on the relationship between infection intensity, parasite reproductive output, host health and immune response. “</text:span></text:p>
      <text:p text:style-name="P9"/>
      <text:p text:style-name="P6"><text:span text:style-name="T70"><text:line-break/></text:span><text:span text:style-name="T1">Were the data analysed twice (once looking at subspecies/species differences and once looking at strain differences) because there wasn’t enough data to do one model with strain nested within species, fitting all the variables?<text:tab/></text:span></text:p>
      <text:p text:style-name="P13"/>
      <text:p text:style-name="P16">We understand that our first approach could have been confusing, and decided to rewrite our manuscript at the strain level, as the analyses on species level were redundant.<text:tab/></text:p>
      <text:p text:style-name="P6"><text:span text:style-name="T70"><text:line-break/></text:span><text:span text:style-name="T1">Reviewer: 2<text:tab/></text:span><text:span text:style-name="T70"><text:line-break/><text:line-break/></text:span><text:span text:style-name="T1">Comments to the Author<text:tab/></text:span><text:span text:style-name="T70"><text:line-break/></text:span><text:span text:style-name="T1">In this paper, the authors explore the effect of experimental parasitism by two closely related Eimeria parasites on four widl-derived strains of inbred mice to infections in terms of body mass loss and parasitism load (density of oocysts in feces). They claim to have estimated the level of host defences against experimental infection in terms of resistance and tolerance response as the inverse of maximum density of oocysts and the ratio between body mass loss and maximum density of oocysts, respectively. I do not think the approach used to estimate tolerance is suitable, for two reasons: first, by using ratios </text:span><text:soft-page-break/><text:span text:style-name="T1">(Instead of reaction norms) tolerance might by confounded with vigour; and second, resistance values are used in the denominator of the equation to estimate tolerance, which by itself could explain the claimed negative association found for one of the parasites.</text:span></text:p>
      <text:p text:style-name="P6"><text:span text:style-name="T1"/></text:p>
      <text:p text:style-name="P31"><text:span text:style-name="T102">We </text:span>converted our analysis to slope genotype based measure, <text:span text:style-name="T99">as described earlier in this document:</text:span></text:p>
      <text:p text:style-name="P24"/>
      <text:p text:style-name="P24">We agree with the reviewers than our index was individual base. Following the advice of the reviewers, we changed it for a genotype based measurement, within each group. <text:s/><text:span text:style-name="T84">We described our approach in material and method as follows:</text:span></text:p>
      <text:p text:style-name="P28"/>
      <text:p text:style-name="P55">“Toleranc<text:span text:style-name="T80">e is usually defined as a reaction norm, i.e. the regression slope of host fitness (approximated by health condition) on infection intensity per genotype (Råberg et al., 2009). Therefore t</text:span><text:span text:style-name="T81">olerance was assessed as the slope of maximum relative weight loss compared to day 0 on number of OPG at the day of maximal shedding, within each mouse strain and for each parasite isolate.”</text:span><text:span text:style-name="T82">(lines 158-160) </text:span></text:p>
      <text:p text:style-name="P26"><text:span text:style-name="T81"/></text:p>
      <text:p text:style-name="P55"><text:span text:style-name="T83">“For tolerance (model 3), we performed a linear regression with null intercept (as each mouse was controlled against itself at start of the experiment, before losing weight or shedding parasite), modelling relative weight loss as a response of maximum OPG interacting with mouse strain (N=4), parasite isolate (N=3) and their interaction”</text:span><text:span text:style-name="T82">(lines 165-168)</text:span></text:p>
      <text:p text:style-name="P11"/>
      <text:p text:style-name="P13">The paper is quite difficult to follow, and the importance of the study and results in evolutionary scenarios is vaguely introduced.  In fact, most results merely describe the effects of experimental infection. The part of the manuscript that in my opinion is more interesting for evolutionary biologist is the study of associations between defensive tolerance and defensive resistance, and the manuscript should therefore be focused in this matter. However, as mentioned before, I think the estimate of tolerance is not appropriate and thus I do not think the conclusions on this experiment are strong enough.</text:p>
      <text:p text:style-name="P13"/>
      <text:p text:style-name="P6"><text:span text:style-name="T14">We thank the reviewer for this comment that we implemented by rewriting almost entirely our manuscript, making the focus more general.<text:tab/></text:span><text:span text:style-name="T70"><text:line-break/><text:line-break/></text:span><text:span text:style-name="T1">There are no line numbers, which make difficult pointing at the sentences to comment.  In any case, </text:span><text:soft-page-break/><text:span text:style-name="T1">with the hope of explaining further my point of view, I offer some comments below.</text:span><text:span text:style-name="T70"><text:line-break/></text:span></text:p>
      <text:p text:style-name="P6"><text:span text:style-name="T14">We apologize for this mistake and added now line numbers.</text:span><text:span text:style-name="T7"><text:tab/></text:span><text:span text:style-name="T70"><text:line-break/></text:span></text:p>
      <text:p text:style-name="P38"><text:span text:style-name="T1">Abstract has to be completely rewritten with direct and clear messages introducing the importance of the study, methodology employed, results and inferences of result. By now, from the abstract, it is difficult understand the performed work, whereas readers should be able to figure out what has been done. Some examples:<text:tab/></text:span><text:span text:style-name="T70"><text:line-break/></text:span><text:span text:style-name="T1">Abstract, 4th line: what do you mean with “hybrid hosts”?<text:tab/></text:span></text:p>
      <text:p text:style-name="P38"><text:span text:style-name="T1">Abstract, 5th line: what kind of fitness effects? What do you mean with modulatory effect?</text:span><text:span text:style-name="T70"><text:line-break/></text:span><text:span text:style-name="T1">Abstract: brief explanation of how resistance and tolerance responses were estimated is necessary here, before exposing the results.<text:tab/></text:span><text:span text:style-name="T70"><text:line-break/></text:span><text:span text:style-name="T1">Abstract, the two last lines: why findings of resistance in …. have to be interpreted carefully?</text:span><text:span text:style-name="T70"><text:line-break/></text:span></text:p>
      <text:p text:style-name="P44"><text:span text:style-name="T58">We re-wrote the full abstract following these advice, </text:span><text:span text:style-name="T61">and other reviewers comments advocating for a less system-focused article</text:span><text:span text:style-name="T58">. Please see here the old abstract and the new one:</text:span></text:p>
      <text:p text:style-name="P44"><text:span text:style-name="T58"/></text:p>
      <text:p text:style-name="P44"><text:span text:style-name="T58">old: </text:span></text:p>
      <text:p text:style-name="P61">“Resistance (the host’s capacity to reduce parasite burden) and tolerance (the host’s capacity to reduce impact on host health of a given parasite burden) manifest two different lines of immune defenses. In some host-parasite systems these two defenses are balanced against each other, while in others they are uncoupled. In hybrid hosts, resistance has sometimes been interpreted as having an effect on fitness without considering the modulatory effect of tolerance. Here, we used two closely related parasite species of genus <text:span text:style-name="T85">Eimeria </text:span>and measured proxies for resistance and tolerance in four wild-derived strains of inbred mice from two subspecies during controlled infection. </text:p>
      <text:p text:style-name="P61">We found a negative correlation between resistance and tolerance<text:span text:style-name="T117"> against </text:span><text:span text:style-name="T87">E. falciformis</text:span><text:span text:style-name="T117">, while the two are uncoupled </text:span>against <text:span text:style-name="T88">E. ferrisi</text:span>. This might be explained by trade-offs, as resistance limits infection load and thereby the scope of possible tolerance, and both resistance and tolerance can be costly in terms of resource allocation. Resistance can be assumed to be limited by immunopathogenicity, tolerance by carrying capacity of the host or energy drained by the parasite. </text:p>
      <text:p text:style-name="P51"><text:span text:style-name="T58">Findings of resistance in natural populations of hybrid mice have to be interpreted carefully in this context. Resistance and tolerance have to be studied in conjunction. “</text:span><text:span text:style-name="T60"><text:tab/></text:span><text:span text:style-name="T70"><text:line-break/></text:span></text:p>
      <text:p text:style-name="P46"><text:soft-page-break/><text:span text:style-name="T70">new:</text:span></text:p>
      <text:p text:style-name="P62"><text:span text:style-name="T103">“Resistance (the host’s capacity to reduce parasite burden) and tolerance (the host’s capacity to reduce impact on host health of a given parasite burden) manifest two different lines of immune defenses. </text:span><text:span text:style-name="T104">Two main alternative coupling between this defense arms have been proposed: fixation of tolerance and polymorphism of resistance, <text:s/>or trade-off between the two.</text:span><text:span text:style-name="T105"> </text:span><text:span text:style-name="T104">Here, we tested these scenarios in infection</text:span><text:span text:style-name="T113">s</text:span><text:span text:style-name="T104"> with two closely related parasite species </text:span><text:span text:style-name="T103">of genus </text:span><text:span text:style-name="T106">Eimeria. </text:span><text:span text:style-name="T116">We m</text:span><text:span text:style-name="T103">easur</text:span><text:span text:style-name="T113">ed</text:span><text:span text:style-name="T103"> proxies for resi</text:span><text:span text:style-name="T114">stance </text:span><text:span text:style-name="T115">((inverse of) number of oocysts per gram of feces at the day of maximal shedding) </text:span><text:span text:style-name="T114">and tolerance </text:span><text:span text:style-name="T115">(</text:span><text:span text:style-name="T116">slope per host strain of maximum relative weight loss compared to day of infection on number of oocysts per gram of feces at the day of maximal shedding) </text:span><text:span text:style-name="T103">in four </text:span><text:span text:style-name="T104">inbred mouse </text:span><text:span text:style-name="T103">strains </text:span><text:span text:style-name="T104">belonging to two mouse subspecies, </text:span><text:span text:style-name="T107">Mus musculus domesticus</text:span><text:span text:style-name="T104"> and </text:span><text:span text:style-name="T107">M. m. musculus</text:span><text:span text:style-name="T103">.</text:span></text:p>
      <text:p text:style-name="P63"><text:span text:style-name="T108">We found a negative correlation between resistance and tolerance</text:span><text:span text:style-name="T109"> against </text:span><text:span text:style-name="T111">E. falciformis</text:span><text:span text:style-name="T109">, while the two are uncoupled </text:span><text:span text:style-name="T108">against </text:span><text:span text:style-name="T110">E. ferrisi</text:span><text:span text:style-name="T108">. This might be explained by </text:span><text:span text:style-name="T112">intrinsic parasite components, e.g. length of life cycle and replication rate. While it is now admitted that r</text:span><text:span text:style-name="T108">esistance and tolerance </text:span><text:span text:style-name="T112">need</text:span><text:span text:style-name="T108"> to be studied in conjunction, </text:span><text:span text:style-name="T112">our results emphasize the importance to do so at the parasite species level</text:span><text:span text:style-name="T108">. “</text:span></text:p>
      <text:p text:style-name="P49"><text:span text:style-name="T70"/></text:p>
      <text:p text:style-name="P6"><text:span text:style-name="T1">Introduction:<text:tab/></text:span><text:span text:style-name="T70"><text:line-break/></text:span><text:span text:style-name="T4">“</text:span><text:span text:style-name="T1">In natural populations, costs of the two lines of defences against parasites predict that resistance and tolerance are negatively correlated”. I do not agree! Tolerance and resistance can be positively, negatively or nor related to each other. It is just that two different lines of resistance defences, which both are costly, can be positively, negatively or nor related to each other.<text:tab/></text:span></text:p>
      <text:p text:style-name="P3"/>
      <text:p text:style-name="P47"><text:span text:style-name="T69">We agree and modified as follows (lines 46-61):</text:span></text:p>
      <text:p text:style-name="P47"><text:span text:style-name="T69"/></text:p>
      <text:p text:style-name="P58"><text:span text:style-name="T49">“</text:span><text:span text:style-name="T21">Theory predicts </text:span><text:span text:style-name="T22">distinct</text:span><text:span text:style-name="T21"> evolution of resistance and tolerance, as they both impact parasite finess differently. According to this view, resistance </text:span><text:span text:style-name="T23">alleles </text:span><text:span text:style-name="T21">should present polymorphisms </text:span><text:span text:style-name="T23">maintained by balancing selection</text:span><text:span text:style-name="T21">, and tolerance </text:span><text:span text:style-name="T23">alleles evolve to fixation</text:span><text:span text:style-name="T21"> </text:span><text:span text:style-name="T24">(Roy &amp; Kirchner 2000; Miller et al. 200</text:span><text:span text:style-name="T23">5</text:span><text:span text:style-name="T24">). </text:span><text:span text:style-name="T23">Nevertheless, d</text:span><text:span text:style-name="T25">ue to the redundancy of resistance and tolerance, t</text:span><text:span text:style-name="T19">hey can be traded off against each other, </text:span><text:span text:style-name="T25">different genotypes </text:span><text:span text:style-name="T21">presenting</text:span><text:span text:style-name="T25"> intermediate levels of resistance and tolerance, high resistance and low tolerance, or vice versa </text:span><text:span text:style-name="T19">(Restif &amp; Koella, 2004; </text:span><text:span text:style-name="T25">For</text:span><text:span text:style-name="T26">noni, Nuñez-Farfan, Valverde, </text:span><text:span text:style-name="T25">&amp;</text:span><text:span text:style-name="T26"> Rausher, </text:span><text:span text:style-name="T25">2004)</text:span><text:span text:style-name="T26">. </text:span><text:span text:style-name="T25">Such</text:span><text:span text:style-name="T19"> negative correlation between resistance and tolerance </text:span><text:span text:style-name="T25">was </text:span><text:span text:style-name="T21">found</text:span><text:span text:style-name="T25"> </text:span><text:span text:style-name="T27">empirically </text:span><text:span text:style-name="T28">e.g.</text:span><text:span text:style-name="T27"> </text:span><text:span text:style-name="T25">in</text:span><text:span text:style-name="T19"> laboratory </text:span><text:span text:style-name="T29">mouse</text:span><text:span text:style-name="T19"> strains upon </text:span><text:span text:style-name="T21">infection with</text:span><text:span text:style-name="T19"> </text:span><text:span text:style-name="T41">Plasmodium chabaudi</text:span><text:span text:style-name="T19"> (Råberg, Sim, &amp; Read, 2007), </text:span><text:span text:style-name="T27">as well as in infection of sea </text:span><text:span text:style-name="T26">trout </text:span><text:span text:style-name="T27">(</text:span><text:span text:style-name="Emphasis"><text:span text:style-name="T44">Salmo trutta trutta</text:span></text:span><text:span text:style-name="Emphasis"><text:span text:style-name="T45">)</text:span></text:span><text:span text:style-name="T26"> and </text:span><text:span text:style-name="T27">Atlantic</text:span><text:span text:style-name="T26"> salmon </text:span><text:span text:style-name="T27">(</text:span><text:span text:style-name="Emphasis"><text:span text:style-name="T44">Salmo salar</text:span></text:span><text:span text:style-name="Emphasis"><text:span text:style-name="T46">) </text:span></text:span><text:span text:style-name="Emphasis"><text:span text:style-name="T37">with the </text:span></text:span><text:span text:style-name="T38">tr</text:span><text:span text:style-name="T26">ematode </text:span><text:span text:style-name="Emphasis"><text:span text:style-name="T44">Diplostomum pseudospathaceum</text:span></text:span><text:span text:style-name="Emphasis"><text:span text:style-name="T47"> </text:span></text:span><text:span text:style-name="Emphasis"><text:span text:style-name="T27">(K</text:span></text:span><text:span text:style-name="Emphasis"><text:span text:style-name="T26">lemme &amp; Karvonen, 2016). </text:span></text:span><text:span text:style-name="Emphasis"><text:span text:style-name="T30">Eventually,</text:span></text:span><text:span text:style-name="Emphasis"><text:span text:style-name="T26"> </text:span></text:span><text:span text:style-name="Emphasis"><text:span text:style-name="T30">r</text:span></text:span><text:span text:style-name="T31">esistance and tolerance can </text:span><text:span text:style-name="T23">also</text:span><text:span text:style-name="T31"> be positively associated if they involve the same metabolic pathway, </text:span><text:span text:style-name="T32">as</text:span><text:span text:style-name="T31"> </text:span><text:span text:style-name="T21">was shown </text:span><text:span text:style-name="T33">in</text:span><text:span text:style-name="T31"> the plant model </text:span><text:span text:style-name="T42">Arabidopsis thaliana</text:span><text:span text:style-name="T39"> </text:span><text:span text:style-name="T40">as response against herbivory</text:span><text:span text:style-name="T43"> </text:span><text:span text:style-name="T39">(</text:span><text:span text:style-name="T31">Mesa, Scholes, Juvik, &amp; Paige, </text:span><text:soft-page-break/><text:span text:style-name="T31">2017)</text:span><text:span text:style-name="T21"> </text:span><text:span text:style-name="T33">or upon infection of </text:span><text:span text:style-name="T43">Drosophila melanogaster</text:span><text:span text:style-name="T33"> by the basterium </text:span><text:span text:style-name="T43">Providencia rettgeri</text:span><text:span text:style-name="T33"> (Howick &amp; Lazzaro, 2017).”</text:span></text:p>
      <text:p text:style-name="P39"><text:span text:style-name="T70"><text:line-break/></text:span><text:span text:style-name="T1">The Introduction is devoted to (i) explain that both resistance and tolerance defensive responses have associated costs, (ii) introduce mouse subspecies immunological characteristics, the two protozoa Eimeria parasites, their prevalence, and their effects in their mouse hots. The authors finish the introduction mentioning that because of differences in prevalence and pathogenicity, associations between resistance and tolerance against the two parasites might differ. I think authors should pay more effort to explain the importance of the study in evolutionary scenarios by, for instance, make clearer the importance of detecting different defensive strategies of hosts against different parasites in scenarios of host-parasites interactions and evolution.<text:tab/></text:span></text:p>
      <text:p text:style-name="P7"/>
      <text:p text:style-name="P6"><text:span text:style-name="T15">We entirely rewrot our introduction following these advice, please see in revised manuscript.</text:span><text:span text:style-name="T70"><text:line-break/><text:line-break/></text:span><text:span text:style-name="T1">Material and methods<text:tab/></text:span><text:span text:style-name="T70"><text:line-break/></text:span><text:span text:style-name="T1">Please, try not to use acronyms, or reduce them to a minimum. It makes it very difficult to follow the text.</text:span></text:p>
      <text:p text:style-name="P7"><text:span text:style-name="T79">We</text:span><text:span text:style-name="T75"> replace</text:span><text:span text:style-name="T79">d</text:span><text:span text:style-name="T75"> all Mmm </text:span><text:span text:style-name="T79">and Mmd acronyms </text:span><text:span text:style-name="T75">by </text:span><text:span text:style-name="T79">their full species names for clarity.</text:span> </text:p>
      <text:p text:style-name="P6"><text:span text:style-name="T70"><text:line-break/></text:span><text:span text:style-name="T1">I am not an expert on the described lab methodologies, and thus I cannot comment on them.</text:span><text:span text:style-name="T70"><text:line-break/></text:span><text:span text:style-name="T1">Experimental approach:<text:tab/></text:span><text:span text:style-name="T70"><text:line-break/></text:span><text:span text:style-name="T1">Mice were orally infected with 150 sporulated oocysts, weight recorded and faeces collected daily.</text:span><text:span text:style-name="T70"><text:line-break/></text:span><text:span text:style-name="T1">All 108 used mice we infected and no control group was followed. In my opinion, control groups are necessary given that cross-contamination between batches can occur, and because experimental mice might be infected by nematodes or others kinds of parasites (last paragraph of “experimental infection).</text:span><text:span text:style-name="T70"><text:line-break/><text:line-break/></text:span><text:span text:style-name="T1">Measures of resistance and tolerance: I am not sure the approach is appropriate or correct to test the idea.<text:tab/></text:span><text:span text:style-name="T70"><text:line-break/></text:span><text:span text:style-name="T1">- Resistance: “number of oocysts per gram of feces (OPG) at the day of maximal shedding”. Do you mean the inverse of number of oocysts …. ?<text:tab/></text:span></text:p>
      <text:p text:style-name="P48"><text:span text:style-name="T60">W</text:span><text:span text:style-name="T50">e corrected this point, see lines 149-150:</text:span></text:p>
      <text:p text:style-name="P53"><text:soft-page-break/><text:span text:style-name="T50">“</text:span><text:span text:style-name="T65">Therefore, a</text:span><text:span text:style-name="T50">s a proxy of resistance we used the (inverse of) number of oocysts per gram of feces (OPG) at the day of maximal shedding.”</text:span></text:p>
      <text:p text:style-name="P6"><text:span text:style-name="T70"><text:line-break/></text:span><text:span text:style-name="T1">- Tolerance: “We defined a tolerance index for each individual, describing how its health varied with infection intensity, between day 0 of infection (weight = 100%, parasite intensity = 0 oocyst per mouse gram) and highest impact (weight = maximum weight loss relative to day 0, parasite intensity = maximum parasite number per gram of feces).”<text:tab/></text:span><text:span text:style-name="T70"><text:line-break/></text:span><text:span text:style-name="T1">Two points: (i) But you first mentioned that tolerance is defined as the slope (reaction norm) of the relationship between parasite burden and fitness related variable (… ??). Why didn’t you estimate the reaction norms, then?<text:tab/></text:span><text:span text:style-name="T70"><text:line-break/></text:span><text:span text:style-name="T1">(ii) Ratios between fitness related variables (or phenotypic quality) and intensity of parasitism are not a good approach to characterise tolerance because it might be confound with individual vigour (i.e., better quality individuals will experience smaller negative effect of a target parasitism burden, but it does not mean they are more tolerant than individuals of lower quality). See discussion on Raberg et al. 2009 and Fry 1993 (Fry JD. 1993. The “general vigor” problem: can antagonistic pleiotropy be detected when genetic covariances are positive? Evolution. 47:327–333.) for the exposition of the namely vigor problem.<text:tab/></text:span><text:span text:style-name="T70"><text:line-break/></text:span><text:span text:style-name="T1">(iii) In any case, tolerance is estimated by using the value of resistance in the denominator of the ratio, implying additional problems of interpretation of results, mainly when the aim of the manuscript is to explore association between estimates of tolerance and of resistance</text:span><text:span text:style-name="T70"><text:line-break/></text:span><text:span text:style-name="T1">tolerance = (maximum relative weight loss … / maximum number of oocysts …),</text:span><text:span text:style-name="T70"><text:line-break/></text:span><text:span text:style-name="T1">As the maximum number of oocysts is used as a measure of resistance, tolerance is defined on the base of the level of resistance. Thus, it is not unexpected that estimates of resistance and tolerance were negatively related, it is just the mathematical consequence of the methods used to estimate them.</text:span></text:p>
      <text:p text:style-name="P6"><text:span text:style-name="T7"/></text:p>
      <text:p text:style-name="P30"><text:span text:style-name="T74">We r</text:span>emoved <text:span text:style-name="T99">the term</text:span> “fully” <text:span text:style-name="T74">and </text:span>converted our analysis to slope genotype based measure, <text:span text:style-name="T99">as described earlier in this document:</text:span></text:p>
      <text:p text:style-name="P23"/>
      <text:p text:style-name="P23">We agree with the reviewers than our index was individual base. Following the advice of the reviewers, we changed it for a genotype based measurement, within each group. <text:s/><text:span text:style-name="T84">We described our approach in material and method as follows:</text:span></text:p>
      <text:p text:style-name="P27"><text:soft-page-break/></text:p>
      <text:p text:style-name="P25">“Toleranc<text:span text:style-name="T80">e is usually defined as a reaction norm, i.e. the regression slope of host fitness (approximated by health condition) on infection intensity per genotype (Råberg et al., 2009). Therefore t</text:span><text:span text:style-name="T81">olerance was assessed as the slope of maximum relative weight loss compared to day 0 on number of OPG at the day of maximal shedding, within each mouse strain and for each parasite isolate.”</text:span><text:span text:style-name="T82">(lines 158-160) </text:span></text:p>
      <text:p text:style-name="P25"><text:span text:style-name="T81"/></text:p>
      <text:p text:style-name="P50"><text:span text:style-name="T16">“For tolerance (model 3), we performed a linear regression with null intercept (as each mouse was controlled against itself at start of the experiment, before losing weight or shedding parasite), modelling relative weight loss as a response of maximum OPG interacting with mouse strain (N=4), parasite isolate (N=3) and their interaction” <text:tab/></text:span><text:span text:style-name="T17">(lines 165-168)<text:tab/></text:span><text:span text:style-name="T70"><text:line-break/><text:line-break/></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NexusSerif" svg:font-family="NexusSerif, Georgia, 'Times New Roman', Times, STIXGeneral, 'Cambria Math', 'Lucida Sans Unicode', 'Microsoft Sans Serif', 'Segoe UI Symbol', 'Arial Unicode MS', serif"/>
    <style:font-face style:name="Arial" svg:font-family="Arial" style:font-family-generic="swis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Century Schoolbook" svg:font-family="'Century Schoolbook'"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1" style:display-name="ListLabel 81" style:family="text">
      <style:text-properties fo:color="#00000a" style:text-underline-style="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5T10:30:19.281416132</meta:creation-date>
    <dc:date>2020-03-13T19:15:05.173955059</dc:date>
    <meta:editing-duration>PT7H10M52S</meta:editing-duration>
    <meta:editing-cycles>19</meta:editing-cycles>
    <meta:generator>LibreOffice/6.1.5.2$Linux_X86_64 LibreOffice_project/10$Build-2</meta:generator>
    <meta:document-statistic meta:table-count="0" meta:image-count="0" meta:object-count="0" meta:page-count="14" meta:paragraph-count="70" meta:word-count="4666" meta:character-count="29930" meta:non-whitespace-character-count="25225"/>
  </office:meta>
</office:document-meta>
</file>